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kill_5f_mean">
      <style:table-properties table:display="true" style:writing-mode="lr-tb"/>
    </style:style>
    <style:style style:name="ta2" style:family="table" style:master-page-name="PageStyle_5f_skill_5f_per_5f_horizon">
      <style:table-properties table:display="true" style:writing-mode="lr-tb"/>
    </style:style>
    <style:style style:name="ta3" style:family="table" style:master-page-name="PageStyle_5f_rmse_5f_per_5f_horizon">
      <style:table-properties table:display="true" style:writing-mode="lr-tb"/>
    </style:style>
    <style:style style:name="ta4" style:family="table" style:master-page-name="PageStyle_5f_exclude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ill_me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-1.93101908335063" calcext:value-type="float">
            <text:p>-1.93101908335063</text:p>
          </table:table-cell>
          <table:table-cell office:value-type="float" office:value="-1.00050983315951" calcext:value-type="float">
            <text:p>-1.00050983315951</text:p>
          </table:table-cell>
          <table:table-cell office:value-type="float" office:value="-2.59504187115408" calcext:value-type="float">
            <text:p>-2.59504187115408</text:p>
          </table:table-cell>
          <table:table-cell office:value-type="float" office:value="-1.93101908335063" calcext:value-type="float">
            <text:p>-1.93101908335063</text:p>
          </table:table-cell>
          <table:table-cell office:value-type="float" office:value="-5.67045859307632" calcext:value-type="float">
            <text:p>-5.67045859307632</text:p>
          </table:table-cell>
          <table:table-cell office:value-type="float" office:value="-1.22739880533454" calcext:value-type="float">
            <text:p>-1.22739880533454</text:p>
          </table:table-cell>
          <table:table-cell office:value-type="float" office:value="-0.268835818254975" calcext:value-type="float">
            <text:p>-0.268835818254975</text:p>
          </table:table-cell>
          <table:table-cell office:value-type="float" office:value="-0.328452616069683" calcext:value-type="float">
            <text:p>-0.328452616069683</text:p>
          </table:table-cell>
          <table:table-cell office:value-type="float" office:value="-0.203446140469138" calcext:value-type="float">
            <text:p>-0.203446140469138</text:p>
          </table:table-cell>
          <table:table-cell office:value-type="float" office:value="-5.67045859307632" calcext:value-type="float">
            <text:p>-5.67045859307632</text:p>
          </table:table-cell>
          <table:table-cell office:value-type="float" office:value="-2.08266404372958" calcext:value-type="float">
            <text:p>-2.08266404372958</text:p>
          </table:table-cell>
          <table:table-cell office:value-type="float" office:value="2.05086132958147" calcext:value-type="float">
            <text:p>2.0508613295814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float" office:value="-1.29322925455364" calcext:value-type="float">
            <text:p>-1.29322925455364</text:p>
          </table:table-cell>
          <table:table-cell office:value-type="float" office:value="-1.73813896304601" calcext:value-type="float">
            <text:p>-1.73813896304601</text:p>
          </table:table-cell>
          <table:table-cell office:value-type="float" office:value="-0.821968701026371" calcext:value-type="float">
            <text:p>-0.821968701026371</text:p>
          </table:table-cell>
          <table:table-cell office:value-type="float" office:value="-10.1650474918263" calcext:value-type="float">
            <text:p>-10.1650474918263</text:p>
          </table:table-cell>
          <table:table-cell office:value-type="float" office:value="-0.9582528866041" calcext:value-type="float">
            <text:p>-0.9582528866041</text:p>
          </table:table-cell>
          <table:table-cell office:value-type="float" office:value="0.0944107876400008" calcext:value-type="float">
            <text:p>0.094410787640001</text:p>
          </table:table-cell>
          <table:table-cell table:number-columns-repeated="2" office:value-type="float" office:value="-2.59782021659139" calcext:value-type="float">
            <text:p>-2.59782021659139</text:p>
          </table:table-cell>
          <table:table-cell office:value-type="float" office:value="-1.44481262110047" calcext:value-type="float">
            <text:p>-1.44481262110047</text:p>
          </table:table-cell>
          <table:table-cell office:value-type="float" office:value="-3.01705562773532" calcext:value-type="float">
            <text:p>-3.01705562773532</text:p>
          </table:table-cell>
          <table:table-cell office:value-type="float" office:value="-2.45397351914349" calcext:value-type="float">
            <text:p>-2.45397351914349</text:p>
          </table:table-cell>
          <table:table-cell office:value-type="float" office:value="2.86922640769594" calcext:value-type="float">
            <text:p>2.86922640769594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float" office:value="0.175321830283234" calcext:value-type="float">
            <text:p>0.175321830283234</text:p>
          </table:table-cell>
          <table:table-cell office:value-type="float" office:value="-0.178479835110476" calcext:value-type="float">
            <text:p>-0.178479835110476</text:p>
          </table:table-cell>
          <table:table-cell office:value-type="float" office:value="-1.51231479198613" calcext:value-type="float">
            <text:p>-1.51231479198613</text:p>
          </table:table-cell>
          <table:table-cell office:value-type="float" office:value="-3.07371306827658" calcext:value-type="float">
            <text:p>-3.07371306827658</text:p>
          </table:table-cell>
          <table:table-cell office:value-type="float" office:value="-10.4876256037465" calcext:value-type="float">
            <text:p>-10.4876256037465</text:p>
          </table:table-cell>
          <table:table-cell office:value-type="float" office:value="-4.90547684229836" calcext:value-type="float">
            <text:p>-4.90547684229836</text:p>
          </table:table-cell>
          <table:table-cell office:value-type="float" office:value="-11.6961698294366" calcext:value-type="float">
            <text:p>-11.6961698294366</text:p>
          </table:table-cell>
          <table:table-cell office:value-type="float" office:value="-2.53060886964496" calcext:value-type="float">
            <text:p>-2.53060886964496</text:p>
          </table:table-cell>
          <table:table-cell office:value-type="float" office:value="-6.05738294558638" calcext:value-type="float">
            <text:p>-6.05738294558638</text:p>
          </table:table-cell>
          <table:table-cell office:value-type="float" office:value="-1.6058968159986" calcext:value-type="float">
            <text:p>-1.6058968159986</text:p>
          </table:table-cell>
          <table:table-cell office:value-type="float" office:value="-4.18723467718014" calcext:value-type="float">
            <text:p>-4.18723467718014</text:p>
          </table:table-cell>
          <table:table-cell office:value-type="float" office:value="4.12306809914953" calcext:value-type="float">
            <text:p>4.12306809914953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float" office:value="-7.71398933654734" calcext:value-type="float">
            <text:p>-7.71398933654734</text:p>
          </table:table-cell>
          <table:table-cell office:value-type="float" office:value="-2.30297486503799" calcext:value-type="float">
            <text:p>-2.30297486503799</text:p>
          </table:table-cell>
          <table:table-cell office:value-type="float" office:value="-0.333791141868259" calcext:value-type="float">
            <text:p>-0.333791141868259</text:p>
          </table:table-cell>
          <table:table-cell office:value-type="float" office:value="-10.7206828732829" calcext:value-type="float">
            <text:p>-10.7206828732829</text:p>
          </table:table-cell>
          <table:table-cell office:value-type="float" office:value="-3.99663839862847" calcext:value-type="float">
            <text:p>-3.99663839862847</text:p>
          </table:table-cell>
          <table:table-cell office:value-type="float" office:value="-4.04411928572474" calcext:value-type="float">
            <text:p>-4.04411928572474</text:p>
          </table:table-cell>
          <table:table-cell office:value-type="float" office:value="-4.46451306259081" calcext:value-type="float">
            <text:p>-4.46451306259081</text:p>
          </table:table-cell>
          <table:table-cell office:value-type="float" office:value="-0.534225991057591" calcext:value-type="float">
            <text:p>-0.534225991057591</text:p>
          </table:table-cell>
          <table:table-cell office:value-type="float" office:value="-5.45943113065396" calcext:value-type="float">
            <text:p>-5.45943113065396</text:p>
          </table:table-cell>
          <table:table-cell office:value-type="float" office:value="-5.03434304282094" calcext:value-type="float">
            <text:p>-5.03434304282094</text:p>
          </table:table-cell>
          <table:table-cell office:value-type="float" office:value="-4.4604709128213" calcext:value-type="float">
            <text:p>-4.4604709128213</text:p>
          </table:table-cell>
          <table:table-cell office:value-type="float" office:value="3.13742758381743" calcext:value-type="float">
            <text:p>3.13742758381743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float" office:value="-2.18750236929908" calcext:value-type="float">
            <text:p>-2.18750236929908</text:p>
          </table:table-cell>
          <table:table-cell office:value-type="float" office:value="-14.4005191865827" calcext:value-type="float">
            <text:p>-14.4005191865827</text:p>
          </table:table-cell>
          <table:table-cell office:value-type="float" office:value="-6.19527058509452" calcext:value-type="float">
            <text:p>-6.19527058509452</text:p>
          </table:table-cell>
          <table:table-cell office:value-type="float" office:value="-4.6166461458204" calcext:value-type="float">
            <text:p>-4.6166461458204</text:p>
          </table:table-cell>
          <table:table-cell office:value-type="float" office:value="-5.51044145770289" calcext:value-type="float">
            <text:p>-5.51044145770289</text:p>
          </table:table-cell>
          <table:table-cell office:value-type="float" office:value="-1.95997666640649" calcext:value-type="float">
            <text:p>-1.95997666640649</text:p>
          </table:table-cell>
          <table:table-cell office:value-type="float" office:value="-2.1689109014324" calcext:value-type="float">
            <text:p>-2.1689109014324</text:p>
          </table:table-cell>
          <table:table-cell office:value-type="float" office:value="-10.7925316466255" calcext:value-type="float">
            <text:p>-10.7925316466255</text:p>
          </table:table-cell>
          <table:table-cell office:value-type="float" office:value="-10.1473231585184" calcext:value-type="float">
            <text:p>-10.1473231585184</text:p>
          </table:table-cell>
          <table:table-cell office:value-type="float" office:value="-7.8006306012083" calcext:value-type="float">
            <text:p>-7.8006306012083</text:p>
          </table:table-cell>
          <table:table-cell office:value-type="float" office:value="-6.57797527186907" calcext:value-type="float">
            <text:p>-6.57797527186907</text:p>
          </table:table-cell>
          <table:table-cell office:value-type="float" office:value="4.19476822876065" calcext:value-type="float">
            <text:p>4.19476822876065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float" office:value="-11.277800924874" calcext:value-type="float">
            <text:p>-11.277800924874</text:p>
          </table:table-cell>
          <table:table-cell office:value-type="float" office:value="-9.21994118233572" calcext:value-type="float">
            <text:p>-9.21994118233572</text:p>
          </table:table-cell>
          <table:table-cell office:value-type="float" office:value="-12.0007588590903" calcext:value-type="float">
            <text:p>-12.0007588590903</text:p>
          </table:table-cell>
          <table:table-cell office:value-type="float" office:value="-7.49469566721676" calcext:value-type="float">
            <text:p>-7.49469566721676</text:p>
          </table:table-cell>
          <table:table-cell office:value-type="float" office:value="-2.31918151700147" calcext:value-type="float">
            <text:p>-2.31918151700147</text:p>
          </table:table-cell>
          <table:table-cell office:value-type="float" office:value="-11.5489024374411" calcext:value-type="float">
            <text:p>-11.5489024374411</text:p>
          </table:table-cell>
          <table:table-cell office:value-type="float" office:value="-6.25449268538581" calcext:value-type="float">
            <text:p>-6.25449268538581</text:p>
          </table:table-cell>
          <table:table-cell office:value-type="float" office:value="-4.21946822923731" calcext:value-type="float">
            <text:p>-4.21946822923731</text:p>
          </table:table-cell>
          <table:table-cell office:value-type="float" office:value="-9.1414538844985" calcext:value-type="float">
            <text:p>-9.1414538844985</text:p>
          </table:table-cell>
          <table:table-cell office:value-type="float" office:value="-5.53621723537008" calcext:value-type="float">
            <text:p>-5.53621723537008</text:p>
          </table:table-cell>
          <table:table-cell office:value-type="float" office:value="-7.9012912622451" calcext:value-type="float">
            <text:p>-7.9012912622451</text:p>
          </table:table-cell>
          <table:table-cell office:value-type="float" office:value="3.29941023423186" calcext:value-type="float">
            <text:p>3.29941023423186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float" office:value="-15.1578610037752" calcext:value-type="float">
            <text:p>-15.1578610037752</text:p>
          </table:table-cell>
          <table:table-cell office:value-type="float" office:value="-6.14848574459021" calcext:value-type="float">
            <text:p>-6.14848574459021</text:p>
          </table:table-cell>
          <table:table-cell office:value-type="float" office:value="-11.4053236851649" calcext:value-type="float">
            <text:p>-11.4053236851649</text:p>
          </table:table-cell>
          <table:table-cell office:value-type="float" office:value="-5.79429131979867" calcext:value-type="float">
            <text:p>-5.79429131979867</text:p>
          </table:table-cell>
          <table:table-cell office:value-type="float" office:value="-5.42363063423148" calcext:value-type="float">
            <text:p>-5.42363063423148</text:p>
          </table:table-cell>
          <table:table-cell office:value-type="float" office:value="-4.40513617281649" calcext:value-type="float">
            <text:p>-4.40513617281649</text:p>
          </table:table-cell>
          <table:table-cell office:value-type="float" office:value="-11.0368611460194" calcext:value-type="float">
            <text:p>-11.0368611460194</text:p>
          </table:table-cell>
          <table:table-cell office:value-type="float" office:value="-7.62725972498379" calcext:value-type="float">
            <text:p>-7.62725972498379</text:p>
          </table:table-cell>
          <table:table-cell office:value-type="float" office:value="-11.7736975508494" calcext:value-type="float">
            <text:p>-11.7736975508494</text:p>
          </table:table-cell>
          <table:table-cell office:value-type="float" office:value="-19.4222108529282" calcext:value-type="float">
            <text:p>-19.4222108529282</text:p>
          </table:table-cell>
          <table:table-cell office:value-type="float" office:value="-9.81947578351577" calcext:value-type="float">
            <text:p>-9.81947578351577</text:p>
          </table:table-cell>
          <table:table-cell office:value-type="float" office:value="4.84939192125879" calcext:value-type="float">
            <text:p>4.84939192125879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float" office:value="-11.4123523507387" calcext:value-type="float">
            <text:p>-11.4123523507387</text:p>
          </table:table-cell>
          <table:table-cell office:value-type="float" office:value="-13.6434695656747" calcext:value-type="float">
            <text:p>-13.6434695656747</text:p>
          </table:table-cell>
          <table:table-cell office:value-type="float" office:value="-7.51222383553952" calcext:value-type="float">
            <text:p>-7.51222383553952</text:p>
          </table:table-cell>
          <table:table-cell office:value-type="float" office:value="-3.51147931279701" calcext:value-type="float">
            <text:p>-3.51147931279701</text:p>
          </table:table-cell>
          <table:table-cell office:value-type="float" office:value="-12.9851162858426" calcext:value-type="float">
            <text:p>-12.9851162858426</text:p>
          </table:table-cell>
          <table:table-cell office:value-type="float" office:value="-3.36375530606017" calcext:value-type="float">
            <text:p>-3.36375530606017</text:p>
          </table:table-cell>
          <table:table-cell office:value-type="float" office:value="-15.2577908924301" calcext:value-type="float">
            <text:p>-15.2577908924301</text:p>
          </table:table-cell>
          <table:table-cell office:value-type="float" office:value="-4.95478891687622" calcext:value-type="float">
            <text:p>-4.95478891687622</text:p>
          </table:table-cell>
          <table:table-cell office:value-type="float" office:value="-8.04952235968767" calcext:value-type="float">
            <text:p>-8.04952235968767</text:p>
          </table:table-cell>
          <table:table-cell office:value-type="float" office:value="-14.3895490051844" calcext:value-type="float">
            <text:p>-14.3895490051844</text:p>
          </table:table-cell>
          <table:table-cell office:value-type="float" office:value="-9.5080047830831" calcext:value-type="float">
            <text:p>-9.5080047830831</text:p>
          </table:table-cell>
          <table:table-cell office:value-type="float" office:value="4.5978332332932" calcext:value-type="float">
            <text:p>4.5978332332932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float" office:value="-9.84926105723852" calcext:value-type="float">
            <text:p>-9.84926105723852</text:p>
          </table:table-cell>
          <table:table-cell office:value-type="float" office:value="-11.3185755248886" calcext:value-type="float">
            <text:p>-11.3185755248886</text:p>
          </table:table-cell>
          <table:table-cell office:value-type="float" office:value="-8.07355975080609" calcext:value-type="float">
            <text:p>-8.07355975080609</text:p>
          </table:table-cell>
          <table:table-cell office:value-type="float" office:value="-14.3876839681988" calcext:value-type="float">
            <text:p>-14.3876839681988</text:p>
          </table:table-cell>
          <table:table-cell office:value-type="float" office:value="-10.2489901697621" calcext:value-type="float">
            <text:p>-10.2489901697621</text:p>
          </table:table-cell>
          <table:table-cell office:value-type="float" office:value="-13.2722601613534" calcext:value-type="float">
            <text:p>-13.2722601613534</text:p>
          </table:table-cell>
          <table:table-cell office:value-type="float" office:value="-11.2798331924113" calcext:value-type="float">
            <text:p>-11.2798331924113</text:p>
          </table:table-cell>
          <table:table-cell office:value-type="float" office:value="-5.05392028306849" calcext:value-type="float">
            <text:p>-5.05392028306849</text:p>
          </table:table-cell>
          <table:table-cell office:value-type="float" office:value="-12.0792460495737" calcext:value-type="float">
            <text:p>-12.0792460495737</text:p>
          </table:table-cell>
          <table:table-cell office:value-type="float" office:value="-9.53738773757024" calcext:value-type="float">
            <text:p>-9.53738773757024</text:p>
          </table:table-cell>
          <table:table-cell office:value-type="float" office:value="-10.5100717894871" calcext:value-type="float">
            <text:p>-10.5100717894871</text:p>
          </table:table-cell>
          <table:table-cell office:value-type="float" office:value="2.65688222573362" calcext:value-type="float">
            <text:p>2.65688222573362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float" office:value="-14.7637672834772" calcext:value-type="float">
            <text:p>-14.7637672834772</text:p>
          </table:table-cell>
          <table:table-cell office:value-type="float" office:value="-6.29034752803334" calcext:value-type="float">
            <text:p>-6.29034752803334</text:p>
          </table:table-cell>
          <table:table-cell office:value-type="float" office:value="-13.1173230302933" calcext:value-type="float">
            <text:p>-13.1173230302933</text:p>
          </table:table-cell>
          <table:table-cell office:value-type="float" office:value="-7.99148992185722" calcext:value-type="float">
            <text:p>-7.99148992185722</text:p>
          </table:table-cell>
          <table:table-cell office:value-type="float" office:value="-10.7794609661676" calcext:value-type="float">
            <text:p>-10.7794609661676</text:p>
          </table:table-cell>
          <table:table-cell office:value-type="float" office:value="-14.8431003989912" calcext:value-type="float">
            <text:p>-14.8431003989912</text:p>
          </table:table-cell>
          <table:table-cell office:value-type="float" office:value="-14.0785861199666" calcext:value-type="float">
            <text:p>-14.0785861199666</text:p>
          </table:table-cell>
          <table:table-cell office:value-type="float" office:value="-11.6166922399888" calcext:value-type="float">
            <text:p>-11.6166922399888</text:p>
          </table:table-cell>
          <table:table-cell office:value-type="float" office:value="-16.2586877613064" calcext:value-type="float">
            <text:p>-16.2586877613064</text:p>
          </table:table-cell>
          <table:table-cell office:value-type="float" office:value="-17.4046279745233" calcext:value-type="float">
            <text:p>-17.4046279745233</text:p>
          </table:table-cell>
          <table:table-cell office:value-type="float" office:value="-12.7144083224605" calcext:value-type="float">
            <text:p>-12.7144083224605</text:p>
          </table:table-cell>
          <table:table-cell office:value-type="float" office:value="3.55649824244451" calcext:value-type="float">
            <text:p>3.55649824244451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float" office:value="-13.452707174037" calcext:value-type="float">
            <text:p>-13.452707174037</text:p>
          </table:table-cell>
          <table:table-cell office:value-type="float" office:value="-14.9170638390136" calcext:value-type="float">
            <text:p>-14.9170638390136</text:p>
          </table:table-cell>
          <table:table-cell office:value-type="float" office:value="-12.2313311918729" calcext:value-type="float">
            <text:p>-12.2313311918729</text:p>
          </table:table-cell>
          <table:table-cell office:value-type="float" office:value="-23.824174340139" calcext:value-type="float">
            <text:p>-23.824174340139</text:p>
          </table:table-cell>
          <table:table-cell office:value-type="float" office:value="-9.36198651987121" calcext:value-type="float">
            <text:p>-9.36198651987121</text:p>
          </table:table-cell>
          <table:table-cell office:value-type="float" office:value="-14.953051044315" calcext:value-type="float">
            <text:p>-14.953051044315</text:p>
          </table:table-cell>
          <table:table-cell office:value-type="float" office:value="-8.74483312703054" calcext:value-type="float">
            <text:p>-8.74483312703054</text:p>
          </table:table-cell>
          <table:table-cell office:value-type="float" office:value="-9.85238480193588" calcext:value-type="float">
            <text:p>-9.85238480193588</text:p>
          </table:table-cell>
          <table:table-cell office:value-type="float" office:value="-5.74356900534528" calcext:value-type="float">
            <text:p>-5.74356900534528</text:p>
          </table:table-cell>
          <table:table-cell office:value-type="float" office:value="-26.2776940300597" calcext:value-type="float">
            <text:p>-26.2776940300597</text:p>
          </table:table-cell>
          <table:table-cell office:value-type="float" office:value="-13.935879507362" calcext:value-type="float">
            <text:p>-13.935879507362</text:p>
          </table:table-cell>
          <table:table-cell office:value-type="float" office:value="6.55651839739876" calcext:value-type="float">
            <text:p>6.55651839739876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float" office:value="-11.69313350266" calcext:value-type="float">
            <text:p>-11.69313350266</text:p>
          </table:table-cell>
          <table:table-cell office:value-type="float" office:value="-6.76661085842517" calcext:value-type="float">
            <text:p>-6.76661085842517</text:p>
          </table:table-cell>
          <table:table-cell office:value-type="float" office:value="-21.2059799569909" calcext:value-type="float">
            <text:p>-21.2059799569909</text:p>
          </table:table-cell>
          <table:table-cell office:value-type="float" office:value="-13.4718378681247" calcext:value-type="float">
            <text:p>-13.4718378681247</text:p>
          </table:table-cell>
          <table:table-cell office:value-type="float" office:value="-6.08425188816765" calcext:value-type="float">
            <text:p>-6.08425188816765</text:p>
          </table:table-cell>
          <table:table-cell office:value-type="float" office:value="-11.2436658365246" calcext:value-type="float">
            <text:p>-11.2436658365246</text:p>
          </table:table-cell>
          <table:table-cell office:value-type="float" office:value="-20.3532903254148" calcext:value-type="float">
            <text:p>-20.3532903254148</text:p>
          </table:table-cell>
          <table:table-cell office:value-type="float" office:value="-17.9051660241395" calcext:value-type="float">
            <text:p>-17.9051660241395</text:p>
          </table:table-cell>
          <table:table-cell office:value-type="float" office:value="-15.3151301275684" calcext:value-type="float">
            <text:p>-15.3151301275684</text:p>
          </table:table-cell>
          <table:table-cell office:value-type="float" office:value="-17.1618423523525" calcext:value-type="float">
            <text:p>-17.1618423523525</text:p>
          </table:table-cell>
          <table:table-cell office:value-type="float" office:value="-14.1200908740368" calcext:value-type="float">
            <text:p>-14.1200908740368</text:p>
          </table:table-cell>
          <table:table-cell office:value-type="float" office:value="5.24194955089575" calcext:value-type="float">
            <text:p>5.24194955089575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float" office:value="-11.3004654221896" calcext:value-type="float">
            <text:p>-11.3004654221896</text:p>
          </table:table-cell>
          <table:table-cell office:value-type="float" office:value="-14.627069389488" calcext:value-type="float">
            <text:p>-14.627069389488</text:p>
          </table:table-cell>
          <table:table-cell office:value-type="float" office:value="-25.7295808688524" calcext:value-type="float">
            <text:p>-25.7295808688524</text:p>
          </table:table-cell>
          <table:table-cell office:value-type="float" office:value="-17.5955869051025" calcext:value-type="float">
            <text:p>-17.5955869051025</text:p>
          </table:table-cell>
          <table:table-cell office:value-type="float" office:value="-13.8394180339062" calcext:value-type="float">
            <text:p>-13.8394180339062</text:p>
          </table:table-cell>
          <table:table-cell office:value-type="float" office:value="-13.6037009681611" calcext:value-type="float">
            <text:p>-13.6037009681611</text:p>
          </table:table-cell>
          <table:table-cell office:value-type="float" office:value="-10.0668517707411" calcext:value-type="float">
            <text:p>-10.0668517707411</text:p>
          </table:table-cell>
          <table:table-cell office:value-type="float" office:value="-16.0251918443619" calcext:value-type="float">
            <text:p>-16.0251918443619</text:p>
          </table:table-cell>
          <table:table-cell office:value-type="float" office:value="-18.1543785572811" calcext:value-type="float">
            <text:p>-18.1543785572811</text:p>
          </table:table-cell>
          <table:table-cell office:value-type="float" office:value="-15.702102560227" calcext:value-type="float">
            <text:p>-15.702102560227</text:p>
          </table:table-cell>
          <table:table-cell office:value-type="float" office:value="-15.6644346320311" calcext:value-type="float">
            <text:p>-15.6644346320311</text:p>
          </table:table-cell>
          <table:table-cell office:value-type="float" office:value="4.35122587933648" calcext:value-type="float">
            <text:p>4.35122587933648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float" office:value="-26.509126536459" calcext:value-type="float">
            <text:p>-26.509126536459</text:p>
          </table:table-cell>
          <table:table-cell office:value-type="float" office:value="-17.9007789390677" calcext:value-type="float">
            <text:p>-17.9007789390677</text:p>
          </table:table-cell>
          <table:table-cell office:value-type="float" office:value="-18.5514840451313" calcext:value-type="float">
            <text:p>-18.5514840451313</text:p>
          </table:table-cell>
          <table:table-cell office:value-type="float" office:value="-13.7256480224167" calcext:value-type="float">
            <text:p>-13.7256480224167</text:p>
          </table:table-cell>
          <table:table-cell office:value-type="float" office:value="-19.7916134381091" calcext:value-type="float">
            <text:p>-19.7916134381091</text:p>
          </table:table-cell>
          <table:table-cell office:value-type="float" office:value="-11.0587699590336" calcext:value-type="float">
            <text:p>-11.0587699590336</text:p>
          </table:table-cell>
          <table:table-cell office:value-type="float" office:value="-3.20663115844814" calcext:value-type="float">
            <text:p>-3.20663115844814</text:p>
          </table:table-cell>
          <table:table-cell office:value-type="float" office:value="-11.7042966754434" calcext:value-type="float">
            <text:p>-11.7042966754434</text:p>
          </table:table-cell>
          <table:table-cell office:value-type="float" office:value="-14.8174162596525" calcext:value-type="float">
            <text:p>-14.8174162596525</text:p>
          </table:table-cell>
          <table:table-cell office:value-type="float" office:value="-4.94537004995488" calcext:value-type="float">
            <text:p>-4.94537004995488</text:p>
          </table:table-cell>
          <table:table-cell office:value-type="float" office:value="-14.2211135083716" calcext:value-type="float">
            <text:p>-14.2211135083716</text:p>
          </table:table-cell>
          <table:table-cell office:value-type="float" office:value="6.98102081973205" calcext:value-type="float">
            <text:p>6.98102081973205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float" office:value="-19.1718247931648" calcext:value-type="float">
            <text:p>-19.1718247931648</text:p>
          </table:table-cell>
          <table:table-cell office:value-type="float" office:value="-19.0191295528682" calcext:value-type="float">
            <text:p>-19.0191295528682</text:p>
          </table:table-cell>
          <table:table-cell office:value-type="float" office:value="-18.3408679951491" calcext:value-type="float">
            <text:p>-18.3408679951491</text:p>
          </table:table-cell>
          <table:table-cell office:value-type="float" office:value="-19.4714253056935" calcext:value-type="float">
            <text:p>-19.4714253056935</text:p>
          </table:table-cell>
          <table:table-cell office:value-type="float" office:value="-7.64150617139863" calcext:value-type="float">
            <text:p>-7.64150617139863</text:p>
          </table:table-cell>
          <table:table-cell office:value-type="float" office:value="-10.6257532268976" calcext:value-type="float">
            <text:p>-10.6257532268976</text:p>
          </table:table-cell>
          <table:table-cell office:value-type="float" office:value="-38.799033751776" calcext:value-type="float">
            <text:p>-38.799033751776</text:p>
          </table:table-cell>
          <table:table-cell office:value-type="float" office:value="-16.8942105174822" calcext:value-type="float">
            <text:p>-16.8942105174822</text:p>
          </table:table-cell>
          <table:table-cell office:value-type="float" office:value="-22.6784980840868" calcext:value-type="float">
            <text:p>-22.6784980840868</text:p>
          </table:table-cell>
          <table:table-cell office:value-type="float" office:value="-11.9619873811812" calcext:value-type="float">
            <text:p>-11.9619873811812</text:p>
          </table:table-cell>
          <table:table-cell office:value-type="float" office:value="-18.4604236779698" calcext:value-type="float">
            <text:p>-18.4604236779698</text:p>
          </table:table-cell>
          <table:table-cell office:value-type="float" office:value="8.5402290376662" calcext:value-type="float">
            <text:p>8.5402290376662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float" office:value="-26.1999676767769" calcext:value-type="float">
            <text:p>-26.1999676767769</text:p>
          </table:table-cell>
          <table:table-cell office:value-type="float" office:value="-7.79377733669343" calcext:value-type="float">
            <text:p>-7.79377733669343</text:p>
          </table:table-cell>
          <table:table-cell office:value-type="float" office:value="-21.7589027758676" calcext:value-type="float">
            <text:p>-21.7589027758676</text:p>
          </table:table-cell>
          <table:table-cell office:value-type="float" office:value="-24.1923367021663" calcext:value-type="float">
            <text:p>-24.1923367021663</text:p>
          </table:table-cell>
          <table:table-cell office:value-type="float" office:value="-26.1999676767769" calcext:value-type="float">
            <text:p>-26.1999676767769</text:p>
          </table:table-cell>
          <table:table-cell office:value-type="float" office:value="-23.4714789110304" calcext:value-type="float">
            <text:p>-23.4714789110304</text:p>
          </table:table-cell>
          <table:table-cell office:value-type="float" office:value="-18.0452482819455" calcext:value-type="float">
            <text:p>-18.0452482819455</text:p>
          </table:table-cell>
          <table:table-cell office:value-type="float" office:value="-26.9408175610212" calcext:value-type="float">
            <text:p>-26.9408175610212</text:p>
          </table:table-cell>
          <table:table-cell office:value-type="float" office:value="-20.37928804424" calcext:value-type="float">
            <text:p>-20.37928804424</text:p>
          </table:table-cell>
          <table:table-cell office:value-type="float" office:value="-14.7936313980581" calcext:value-type="float">
            <text:p>-14.7936313980581</text:p>
          </table:table-cell>
          <table:table-cell office:value-type="float" office:value="-20.9775416364576" calcext:value-type="float">
            <text:p>-20.9775416364576</text:p>
          </table:table-cell>
          <table:table-cell office:value-type="float" office:value="6.0395172870549" calcext:value-type="float">
            <text:p>6.0395172870549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per_horizo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-2.607393931981261, -1.269708205278386, -1.6994522129069711, -2.1475219832358894]</text:p>
          </table:table-cell>
          <table:table-cell office:value-type="string" calcext:value-type="string">
            <text:p>[-1.788425814880612, -0.7591689713842165, -0.8562778623464107, -0.598166684026813]</text:p>
          </table:table-cell>
          <table:table-cell office:value-type="string" calcext:value-type="string">
            <text:p>[-8.657014433900233, -0.21859633998106975, -0.44867215612303113, -1.0558845546119855]</text:p>
          </table:table-cell>
          <table:table-cell office:value-type="string" calcext:value-type="string">
            <text:p>[-2.607393931981261, -1.269708205278386, -1.6994522129069711, -2.1475219832358894]</text:p>
          </table:table-cell>
          <table:table-cell office:value-type="string" calcext:value-type="string">
            <text:p>[-9.527274843290524, -5.915113478359801, -3.9843247179959462, -3.2551213326590167]</text:p>
          </table:table-cell>
          <table:table-cell office:value-type="string" calcext:value-type="string">
            <text:p>[0.1524231426557665, -0.3820978562051103, -1.8362066330917415, -2.8437138746970847]</text:p>
          </table:table-cell>
          <table:table-cell office:value-type="string" calcext:value-type="string">
            <text:p>[0.043146085020906444, 0.04580778791415385, -0.4699235953198322, -0.6943735506351301]</text:p>
          </table:table-cell>
          <table:table-cell office:value-type="string" calcext:value-type="string">
            <text:p>[-0.23871365521388466, 0.030969316848061812, -0.5852488843087977, -0.5208172416041101]</text:p>
          </table:table-cell>
          <table:table-cell office:value-type="string" calcext:value-type="string">
            <text:p>[-0.16238527297920413, -0.4550191872054299, 0.2270677292253831, -0.42344783091730065]</text:p>
          </table:table-cell>
          <table:table-cell office:value-type="string" calcext:value-type="string">
            <text:p>[-9.527274843290524, -5.915113478359801, -3.9843247179959462, -3.2551213326590167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-1.7523762064748372, -0.7172735752269732, -1.3996328544814585, -1.3036343820312712]</text:p>
          </table:table-cell>
          <table:table-cell office:value-type="string" calcext:value-type="string">
            <text:p>[-0.8715461154116921, -0.20481173661082153, -1.8569437835154634, -4.019254216646062]</text:p>
          </table:table-cell>
          <table:table-cell office:value-type="string" calcext:value-type="string">
            <text:p>[-0.2590744454445737, -0.5365560816195103, -0.36197064244403165, -2.1302736345973683]</text:p>
          </table:table-cell>
          <table:table-cell office:value-type="string" calcext:value-type="string">
            <text:p>[-35.655963113008426, -2.3061883984336617, -1.5346168971234642, -1.1634215587395413]</text:p>
          </table:table-cell>
          <table:table-cell office:value-type="string" calcext:value-type="string">
            <text:p>[-0.4303534586021396, -0.7863626437445426, -1.203560281759919, -1.4127351623097972]</text:p>
          </table:table-cell>
          <table:table-cell office:value-type="string" calcext:value-type="string">
            <text:p>[-0.4883144843487619, -0.04060682231279422, 0.5076176566817026, 0.39894680053985665]</text:p>
          </table:table-cell>
          <table:table-cell table:number-columns-repeated="2" office:value-type="string" calcext:value-type="string">
            <text:p>[-7.604023321916076, -0.5432284519021113, -0.9083459202905209, -1.3356831722568518]</text:p>
          </table:table-cell>
          <table:table-cell office:value-type="string" calcext:value-type="string">
            <text:p>[-0.701807981992042, -1.3779360402573992, -1.4633006283639283, -2.236205833788496]</text:p>
          </table:table-cell>
          <table:table-cell office:value-type="string" calcext:value-type="string">
            <text:p>[-9.970070737987369, -0.2766772220794689, -0.680862301194507, -1.1406122496799176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-0.34147681831500076, 0.038645351737909284, 0.40074079899109494, 0.6033779887189339]</text:p>
          </table:table-cell>
          <table:table-cell office:value-type="string" calcext:value-type="string">
            <text:p>[-0.6193604350005266, -0.10153382219104667, 0.3797298739223298, -0.3727549571726607]</text:p>
          </table:table-cell>
          <table:table-cell office:value-type="string" calcext:value-type="string">
            <text:p>[-2.5208489918723265, -0.7218430250689689, -1.070748223006146, -1.735818927997057]</text:p>
          </table:table-cell>
          <table:table-cell office:value-type="string" calcext:value-type="string">
            <text:p>[-7.531549196342224, -0.8812299258986744, -1.7625260601171089, -2.1195470907483083]</text:p>
          </table:table-cell>
          <table:table-cell office:value-type="string" calcext:value-type="string">
            <text:p>[-35.516439478092046, -2.423429949142042, -2.2056274834074907, -1.8050055043445479]</text:p>
          </table:table-cell>
          <table:table-cell office:value-type="string" calcext:value-type="string">
            <text:p>[-10.650804888385125, -1.391687865925073, -3.4934640950481155, -4.085950519835135]</text:p>
          </table:table-cell>
          <table:table-cell office:value-type="string" calcext:value-type="string">
            <text:p>[-20.18075330663922, -10.564797966155837, -8.699024840827141, -7.340103204124371]</text:p>
          </table:table-cell>
          <table:table-cell office:value-type="string" calcext:value-type="string">
            <text:p>[-8.731736229238617, -0.2833079031289154, -0.447846505983307, -0.6595448402290094]</text:p>
          </table:table-cell>
          <table:table-cell office:value-type="string" calcext:value-type="string">
            <text:p>[-12.311945368925947, -5.559879472289597, -3.7891245626078707, -2.5685823785220885]</text:p>
          </table:table-cell>
          <table:table-cell office:value-type="string" calcext:value-type="string">
            <text:p>[-0.9379852167852087, -1.1897295616951187, -2.212295214805393, -2.083577270708692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-26.317571242391246, -1.1399970804932158, -0.8718751671602076, -2.5265138561447076]</text:p>
          </table:table-cell>
          <table:table-cell office:value-type="string" calcext:value-type="string">
            <text:p>[-3.1738722968361444, -1.494264030763115, -2.145266080121977, -2.398497052430737]</text:p>
          </table:table-cell>
          <table:table-cell office:value-type="string" calcext:value-type="string">
            <text:p>[-1.0933201369399237, -0.27299729296637043, 0.029726918642281053, 0.001425943790978046]</text:p>
          </table:table-cell>
          <table:table-cell office:value-type="string" calcext:value-type="string">
            <text:p>[-33.05865821217198, -3.424927250106924, -2.97123137417703, -3.4279146566757124]</text:p>
          </table:table-cell>
          <table:table-cell office:value-type="string" calcext:value-type="string">
            <text:p>[-9.572847289809872, -1.4563665398101389, -2.160767049017953, -2.7965727158759]</text:p>
          </table:table-cell>
          <table:table-cell office:value-type="string" calcext:value-type="string">
            <text:p>[-9.958450105043815, -0.7408533329609446, -2.4409167385804453, -3.036256966313755]</text:p>
          </table:table-cell>
          <table:table-cell office:value-type="string" calcext:value-type="string">
            <text:p>[-8.18046315921741, -4.014864658559603, -2.7037658684422095, -2.958958564144032]</text:p>
          </table:table-cell>
          <table:table-cell office:value-type="string" calcext:value-type="string">
            <text:p>[-1.0302337279598062, -0.14652172460276613, -0.802263725323038, -0.157884786344753]</text:p>
          </table:table-cell>
          <table:table-cell office:value-type="string" calcext:value-type="string">
            <text:p>[-8.544952287713325, -5.231464226920557, -4.4670189891735435, -3.5942890188084053]</text:p>
          </table:table-cell>
          <table:table-cell office:value-type="string" calcext:value-type="string">
            <text:p>[-8.788810548653615, -4.372252693274037, -3.3203713841535754, -3.6559375452025478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-3.2821365770575817, -0.9969553977736689, -1.9038123557680198, -2.5671051465970374]</text:p>
          </table:table-cell>
          <table:table-cell office:value-type="string" calcext:value-type="string">
            <text:p>[-50.759192804083185, -2.8570776339113424, -2.1118030575897118, -1.874003250746692]</text:p>
          </table:table-cell>
          <table:table-cell office:value-type="string" calcext:value-type="string">
            <text:p>[-12.872342651325997, -2.951185698361547, -3.9544721528302684, -5.003081837860268]</text:p>
          </table:table-cell>
          <table:table-cell office:value-type="string" calcext:value-type="string">
            <text:p>[-7.704295699508901, -3.0589573957636507, -4.03776091618937, -3.6655705718196874]</text:p>
          </table:table-cell>
          <table:table-cell office:value-type="string" calcext:value-type="string">
            <text:p>[-12.972722640292655, -3.146209527878896, -2.31399833803001, -3.6088353246100047]</text:p>
          </table:table-cell>
          <table:table-cell office:value-type="string" calcext:value-type="string">
            <text:p>[-2.536940792436271, -0.8020805225635863, -0.9500662630964163, -3.5508190875296775]</text:p>
          </table:table-cell>
          <table:table-cell office:value-type="string" calcext:value-type="string">
            <text:p>[-2.8448689267614347, -0.9454751065050893, -2.269912138466057, -2.6153874339970296]</text:p>
          </table:table-cell>
          <table:table-cell office:value-type="string" calcext:value-type="string">
            <text:p>[-32.77568709698573, -3.5812413484307415, -3.6405686654507274, -3.1726294756349027]</text:p>
          </table:table-cell>
          <table:table-cell office:value-type="string" calcext:value-type="string">
            <text:p>[-26.26857829486773, -7.001264113865546, -4.017223972694639, -3.3022262526456903]</text:p>
          </table:table-cell>
          <table:table-cell office:value-type="string" calcext:value-type="string">
            <text:p>[-17.421866417056677, -3.1763812084802723, -4.913799058432233, -5.69047572086403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-38.283824323804595, -2.8243262122045643, -2.1867425013942565, -1.8163106620925795]</text:p>
          </table:table-cell>
          <table:table-cell office:value-type="string" calcext:value-type="string">
            <text:p>[-21.677882706617634, -5.320370427976928, -5.0450455573460395, -4.836466037402265]</text:p>
          </table:table-cell>
          <table:table-cell office:value-type="string" calcext:value-type="string">
            <text:p>[-34.15094197819335, -6.509624211839871, -4.273821048677062, -3.068648197650825]</text:p>
          </table:table-cell>
          <table:table-cell office:value-type="string" calcext:value-type="string">
            <text:p>[-19.635371580115834, -2.428088381599247, -3.8838445362261, -4.031478170925862]</text:p>
          </table:table-cell>
          <table:table-cell office:value-type="string" calcext:value-type="string">
            <text:p>[-2.631514534359858, -1.9186523304474346, -2.137729181516712, -2.588830021681887]</text:p>
          </table:table-cell>
          <table:table-cell office:value-type="string" calcext:value-type="string">
            <text:p>[-34.855089192181964, -2.980140733641856, -4.127744897117913, -4.232634926822554]</text:p>
          </table:table-cell>
          <table:table-cell office:value-type="string" calcext:value-type="string">
            <text:p>[-18.767935906865716, -1.2546522234886615, -1.6382102249184571, -3.3571723862704017]</text:p>
          </table:table-cell>
          <table:table-cell office:value-type="string" calcext:value-type="string">
            <text:p>[-5.873522653541796, -1.6504613199224805, -3.943800887704363, -5.410088055780604]</text:p>
          </table:table-cell>
          <table:table-cell office:value-type="string" calcext:value-type="string">
            <text:p>[-26.000164589244477, -1.7145927370525005, -3.7690527056319034, -5.082005506065124]</text:p>
          </table:table-cell>
          <table:table-cell office:value-type="string" calcext:value-type="string">
            <text:p>[-10.408445069918182, -3.3820652612654323, -3.5953935042958074, -4.758965106000912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-35.743231781993416, -3.9226876251202025, -9.274453266701133, -11.69107134128593]</text:p>
          </table:table-cell>
          <table:table-cell office:value-type="string" calcext:value-type="string">
            <text:p>[-14.09833260023927, -2.6890400077992593, -4.083246868509871, -3.723323501812459]</text:p>
          </table:table-cell>
          <table:table-cell office:value-type="string" calcext:value-type="string">
            <text:p>[-32.381397125004696, -3.071736053344365, -4.435732849228646, -5.732428713081883]</text:p>
          </table:table-cell>
          <table:table-cell office:value-type="string" calcext:value-type="string">
            <text:p>[-15.669375540924202, -1.450464625976422, -2.345950795669527, -3.711374316624516]</text:p>
          </table:table-cell>
          <table:table-cell office:value-type="string" calcext:value-type="string">
            <text:p>[-2.348374052775526, -3.20159690851729, -6.606082100449129, -9.538469475183975]</text:p>
          </table:table-cell>
          <table:table-cell office:value-type="string" calcext:value-type="string">
            <text:p>[-1.4093908468077565, -2.1852293682226076, -5.501083686342034, -8.524840789893574]</text:p>
          </table:table-cell>
          <table:table-cell office:value-type="string" calcext:value-type="string">
            <text:p>[-26.86746396156181, -3.9487478253501296, -6.2303505707177465, -7.100882226447736]</text:p>
          </table:table-cell>
          <table:table-cell office:value-type="string" calcext:value-type="string">
            <text:p>[-14.095783901071602, -6.186578816677724, -5.352224927595639, -4.874451254590184]</text:p>
          </table:table-cell>
          <table:table-cell office:value-type="string" calcext:value-type="string">
            <text:p>[-21.346203059118075, -6.8997991753788845, -8.860700849874604, -9.988087119026057]</text:p>
          </table:table-cell>
          <table:table-cell office:value-type="string" calcext:value-type="string">
            <text:p>[-34.992210129939274, -11.576672456680326, -14.26542544341145, -16.854535381681757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-33.697032946777774, -5.563729553985408, -3.169535735655904, -3.2191111665356598]</text:p>
          </table:table-cell>
          <table:table-cell office:value-type="string" calcext:value-type="string">
            <text:p>[-39.37725532443761, -4.201440665577305, -4.8952373697443985, -6.099944902939525]</text:p>
          </table:table-cell>
          <table:table-cell office:value-type="string" calcext:value-type="string">
            <text:p>[-8.207199124637544, -4.844850025959357, -8.073496254652213, -8.923349936908975]</text:p>
          </table:table-cell>
          <table:table-cell office:value-type="string" calcext:value-type="string">
            <text:p>[-9.432839371466194, -1.5659625316412518, -1.4149439144543807, -1.632171433626195]</text:p>
          </table:table-cell>
          <table:table-cell office:value-type="string" calcext:value-type="string">
            <text:p>[-21.954684845680838, -9.251957227704022, -10.381045409649436, -10.352777660336066]</text:p>
          </table:table-cell>
          <table:table-cell office:value-type="string" calcext:value-type="string">
            <text:p>[-6.547878953126451, -1.7417815638014256, -2.267312709169289, -2.898047998143527]</text:p>
          </table:table-cell>
          <table:table-cell office:value-type="string" calcext:value-type="string">
            <text:p>[-19.552487903882486, -14.075500162655175, -13.616018571160016, -13.787156932022548]</text:p>
          </table:table-cell>
          <table:table-cell office:value-type="string" calcext:value-type="string">
            <text:p>[-11.858657791584793, -2.9423486314768654, -2.7837977699583627, -2.2343514744848525]</text:p>
          </table:table-cell>
          <table:table-cell office:value-type="string" calcext:value-type="string">
            <text:p>[-27.179433353299064, -2.106233488395448, -1.6460357444257667, -1.2663868526304078]</text:p>
          </table:table-cell>
          <table:table-cell office:value-type="string" calcext:value-type="string">
            <text:p>[-42.378899421379714, -4.249855178263573, -5.1714269308679395, -5.758014490226215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-23.703354856443504, -6.460642174870479, -5.515706753738114, -3.7173404439019953]</text:p>
          </table:table-cell>
          <table:table-cell office:value-type="string" calcext:value-type="string">
            <text:p>[-35.528493593037666, -2.381379926309446, -4.4621025769409295, -2.902326003266187]</text:p>
          </table:table-cell>
          <table:table-cell office:value-type="string" calcext:value-type="string">
            <text:p>[-8.158021312103036, -6.276962077328441, -7.332469427791155, -10.526786186001713]</text:p>
          </table:table-cell>
          <table:table-cell office:value-type="string" calcext:value-type="string">
            <text:p>[-49.317231416181116, -3.048659515752705, -2.6613224429626436, -2.523522497898778]</text:p>
          </table:table-cell>
          <table:table-cell office:value-type="string" calcext:value-type="string">
            <text:p>[-32.84910652160376, -3.3293656541012906, -3.0261401104772157, -1.7913483928660323]</text:p>
          </table:table-cell>
          <table:table-cell office:value-type="string" calcext:value-type="string">
            <text:p>[-40.09847536351787, -3.238228231584772, -5.009259339008643, -4.743077711302179]</text:p>
          </table:table-cell>
          <table:table-cell office:value-type="string" calcext:value-type="string">
            <text:p>[-38.25832005522069, -3.338049126904008, -2.1175316134628863, -1.4054319740574917]</text:p>
          </table:table-cell>
          <table:table-cell office:value-type="string" calcext:value-type="string">
            <text:p>[-11.97273066551221, -3.238290282031575, -2.814699083854544, -2.189961100875637]</text:p>
          </table:table-cell>
          <table:table-cell office:value-type="string" calcext:value-type="string">
            <text:p>[-20.16006017054195, -6.716487449438424, -10.108333353045595, -11.332103225268764]</text:p>
          </table:table-cell>
          <table:table-cell office:value-type="string" calcext:value-type="string">
            <text:p>[-15.374332032602279, -4.927744509228171, -8.810016901812956, -9.037457506637537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-39.65037545416257, -3.636244662846466, -7.66144393191861, -8.107005084981033]</text:p>
          </table:table-cell>
          <table:table-cell office:value-type="string" calcext:value-type="string">
            <text:p>[-7.289161543326705, -4.330902180387608, -6.272507116515991, -7.26881927190306]</text:p>
          </table:table-cell>
          <table:table-cell office:value-type="string" calcext:value-type="string">
            <text:p>[-34.866728866131865, -6.168424399201511, -6.536270538110278, -4.897868317729426]</text:p>
          </table:table-cell>
          <table:table-cell office:value-type="string" calcext:value-type="string">
            <text:p>[-19.239911407821996, -3.428652639582519, -4.528969626241075, -4.768426013783289]</text:p>
          </table:table-cell>
          <table:table-cell office:value-type="string" calcext:value-type="string">
            <text:p>[-34.51897281102363, -2.7226809989394196, -2.754183176761016, -3.1220068779461707]</text:p>
          </table:table-cell>
          <table:table-cell office:value-type="string" calcext:value-type="string">
            <text:p>[-49.76513337085324, -3.672555550194745, -3.1724830076748978, -2.762229667242]</text:p>
          </table:table-cell>
          <table:table-cell office:value-type="string" calcext:value-type="string">
            <text:p>[-49.12162385425134, -3.2202872267871996, -2.413425705812866, -1.5590076930150465]</text:p>
          </table:table-cell>
          <table:table-cell office:value-type="string" calcext:value-type="string">
            <text:p>[-33.732369519930174, -5.186599341577636, -4.265518600106066, -3.282281498341222]</text:p>
          </table:table-cell>
          <table:table-cell office:value-type="string" calcext:value-type="string">
            <text:p>[-36.79477188651508, -8.016651999764001, -10.86212826945716, -9.361198889489476]</text:p>
          </table:table-cell>
          <table:table-cell office:value-type="string" calcext:value-type="string">
            <text:p>[-33.69095811458529, -8.032606997919967, -12.351227554030885, -15.543719231557063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-42.93991044011083, -2.5126813800806724, -3.990446261231906, -4.367790614724765]</text:p>
          </table:table-cell>
          <table:table-cell office:value-type="string" calcext:value-type="string">
            <text:p>[-31.19235127977276, -5.519988808836174, -9.206302551311317, -13.74961271613424]</text:p>
          </table:table-cell>
          <table:table-cell office:value-type="string" calcext:value-type="string">
            <text:p>[-43.469983161013474, -2.6348983484740574, -1.9080288905858556, -0.9124143674183349]</text:p>
          </table:table-cell>
          <table:table-cell office:value-type="string" calcext:value-type="string">
            <text:p>[-48.59605446386199, -11.534985950612198, -15.23026888081307, -19.93538806526878]</text:p>
          </table:table-cell>
          <table:table-cell office:value-type="string" calcext:value-type="string">
            <text:p>[-24.07460406604711, -5.324105539967738, -4.492722017594275, -3.5565144558757034]</text:p>
          </table:table-cell>
          <table:table-cell office:value-type="string" calcext:value-type="string">
            <text:p>[-52.639914930076934, -3.640323636843057, -2.3608088422840012, -1.1711567680559476]</text:p>
          </table:table-cell>
          <table:table-cell office:value-type="string" calcext:value-type="string">
            <text:p>[-26.6037463386821, -3.0114337086516896, -3.558951902693175, -1.805200558095188]</text:p>
          </table:table-cell>
          <table:table-cell office:value-type="string" calcext:value-type="string">
            <text:p>[-21.063958301032713, -2.971055175231374, -6.211108945066046, -9.16341678641337]</text:p>
          </table:table-cell>
          <table:table-cell office:value-type="string" calcext:value-type="string">
            <text:p>[-9.108994325755493, -5.433941887738647, -4.8258095347886165, -3.6055302730983785]</text:p>
          </table:table-cell>
          <table:table-cell office:value-type="string" calcext:value-type="string">
            <text:p>[-47.669681547230546, -13.78540262658734, -20.219845220527844, -23.435846725893093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-38.73207564798891, -4.343853977274548, -2.104327630774705, -1.5922767546018957]</text:p>
          </table:table-cell>
          <table:table-cell office:value-type="string" calcext:value-type="string">
            <text:p>[-20.063695413151493, -2.62007747068409, -2.6439934070486837, -1.7386771428163916]</text:p>
          </table:table-cell>
          <table:table-cell office:value-type="string" calcext:value-type="string">
            <text:p>[-12.433856376560982, -17.708060217542098, -25.32221304567792, -29.359790188182533]</text:p>
          </table:table-cell>
          <table:table-cell office:value-type="string" calcext:value-type="string">
            <text:p>[-29.120363463030795, -7.705082837498711, -8.94791807902877, -8.113987092940445]</text:p>
          </table:table-cell>
          <table:table-cell office:value-type="string" calcext:value-type="string">
            <text:p>[-18.80129571019613, -1.8751609097664046, -2.151612062454311, -1.5089388702537399]</text:p>
          </table:table-cell>
          <table:table-cell office:value-type="string" calcext:value-type="string">
            <text:p>[-26.66509836212503, -9.14739120495678, -5.919390120510526, -3.2427836585060543]</text:p>
          </table:table-cell>
          <table:table-cell office:value-type="string" calcext:value-type="string">
            <text:p>[-58.288203037260054, -6.006917943934864, -7.601775161969737, -9.516265158494686]</text:p>
          </table:table-cell>
          <table:table-cell office:value-type="string" calcext:value-type="string">
            <text:p>[-55.70544301412323, -3.513288400461989, -5.943220882873068, -6.4587117990998255]</text:p>
          </table:table-cell>
          <table:table-cell office:value-type="string" calcext:value-type="string">
            <text:p>[-34.03127073491068, -7.055142088618416, -9.028445337354851, -11.145662349389497]</text:p>
          </table:table-cell>
          <table:table-cell office:value-type="string" calcext:value-type="string">
            <text:p>[-52.21170973617384, -5.601771308665815, -4.460381460288421, -6.3735069042819115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-34.21848781765136, -5.262591150060958, -4.178627789872724, -1.5421549311734672]</text:p>
          </table:table-cell>
          <table:table-cell office:value-type="string" calcext:value-type="string">
            <text:p>[-34.295449695866, -5.095742584121754, -8.454480700284561, -10.662604577679824]</text:p>
          </table:table-cell>
          <table:table-cell office:value-type="string" calcext:value-type="string">
            <text:p>[-49.71872654840877, -11.476609617094113, -18.177298914657094, -23.54568839524971]</text:p>
          </table:table-cell>
          <table:table-cell office:value-type="string" calcext:value-type="string">
            <text:p>[-57.26367379400885, -3.692261125873908, -2.7159290688790083, -6.710483631648434]</text:p>
          </table:table-cell>
          <table:table-cell office:value-type="string" calcext:value-type="string">
            <text:p>[-32.912721020617994, -5.4700334113321425, -7.787473903265485, -9.187443800409056]</text:p>
          </table:table-cell>
          <table:table-cell office:value-type="string" calcext:value-type="string">
            <text:p>[-41.87839673596383, -2.9914930582550348, -4.402870999253183, -5.142043079172209]</text:p>
          </table:table-cell>
          <table:table-cell office:value-type="string" calcext:value-type="string">
            <text:p>[-20.874815585842875, -4.46570736365135, -6.849454612390282, -8.077429521079749]</text:p>
          </table:table-cell>
          <table:table-cell office:value-type="string" calcext:value-type="string">
            <text:p>[-54.72362640595296, -3.9294369581459154, -3.175109522619257, -2.2725944907295847]</text:p>
          </table:table-cell>
          <table:table-cell office:value-type="string" calcext:value-type="string">
            <text:p>[-24.76331688612927, -12.513091726118608, -15.893363632726821, -19.447741984149513]</text:p>
          </table:table-cell>
          <table:table-cell office:value-type="string" calcext:value-type="string">
            <text:p>[-20.955846294721624, -12.235783743025763, -13.899447340595938, -15.717332862564625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-58.46169919836171, -9.93228753844373, -16.088346640429528, -21.5541727686009]</text:p>
          </table:table-cell>
          <table:table-cell office:value-type="string" calcext:value-type="string">
            <text:p>[-63.00346317969128, -4.610967615459871, -2.526307359588853, -1.4623776015309176]</text:p>
          </table:table-cell>
          <table:table-cell office:value-type="string" calcext:value-type="string">
            <text:p>[-62.54477911320846, -3.5313193472279902, -2.5024391126158507, -5.627398607473033]</text:p>
          </table:table-cell>
          <table:table-cell office:value-type="string" calcext:value-type="string">
            <text:p>[-41.73842748772793, -3.216289921298121, -4.689303095666486, -5.25857158497407]</text:p>
          </table:table-cell>
          <table:table-cell office:value-type="string" calcext:value-type="string">
            <text:p>[-48.9399736046874, -6.998235399413022, -10.534332490124187, -12.693912258211615]</text:p>
          </table:table-cell>
          <table:table-cell office:value-type="string" calcext:value-type="string">
            <text:p>[-36.147183262448166, -3.665748798377577, -3.0584043266460803, -1.3637434486626354]</text:p>
          </table:table-cell>
          <table:table-cell office:value-type="string" calcext:value-type="string">
            <text:p>[-7.994182233457625, -1.9782215246413326, -1.9281569211229588, -0.9259639545706522]</text:p>
          </table:table-cell>
          <table:table-cell office:value-type="string" calcext:value-type="string">
            <text:p>[-41.74493388373077, -2.2075739418868645, -2.1643677964852337, -0.7003110796708567]</text:p>
          </table:table-cell>
          <table:table-cell office:value-type="string" calcext:value-type="string">
            <text:p>[-49.001763539958645, -4.424936731571449, -3.6784803484272377, -2.164484418652446]</text:p>
          </table:table-cell>
          <table:table-cell office:value-type="string" calcext:value-type="string">
            <text:p>[-12.305781176074415, -3.284297427447802, -2.607204846149491, -1.5841967501478038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-46.7427807763132, -11.889189987733673, -9.704190754952746, -8.35113765365958]</text:p>
          </table:table-cell>
          <table:table-cell office:value-type="string" calcext:value-type="string">
            <text:p>[-58.92656835864938, -5.767542103022971, -5.689309235926876, -5.693098513873651]</text:p>
          </table:table-cell>
          <table:table-cell office:value-type="string" calcext:value-type="string">
            <text:p>[-60.84147120882901, -4.851858620314786, -4.486284307671773, -3.183857843780702]</text:p>
          </table:table-cell>
          <table:table-cell office:value-type="string" calcext:value-type="string">
            <text:p>[-68.49035967346076, -4.35964147025325, -2.3412521915453066, -2.6944478875147837]</text:p>
          </table:table-cell>
          <table:table-cell office:value-type="string" calcext:value-type="string">
            <text:p>[-21.964250297210185, -2.1164337017394397, -3.233145005575677, -3.2521956810692254]</text:p>
          </table:table-cell>
          <table:table-cell office:value-type="string" calcext:value-type="string">
            <text:p>[-35.88204883479682, -2.5623029376177664, -2.2604947091965144, -1.798166425979164]</text:p>
          </table:table-cell>
          <table:table-cell office:value-type="string" calcext:value-type="string">
            <text:p>[-86.7304391220991, -26.629509650559324, -24.666211582572384, -17.169974651873176]</text:p>
          </table:table-cell>
          <table:table-cell office:value-type="string" calcext:value-type="string">
            <text:p>[-60.10958113382991, -3.628991793777492, -2.637044746006434, -1.201224396314915]</text:p>
          </table:table-cell>
          <table:table-cell office:value-type="string" calcext:value-type="string">
            <text:p>[-79.56708565364086, -5.652494488539217, -3.3520138269660382, -2.142398367201115]</text:p>
          </table:table-cell>
          <table:table-cell office:value-type="string" calcext:value-type="string">
            <text:p>[-40.78940983755817, -2.8786485337239265, -2.567427458830962, -1.6124636946115434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-90.74437222277203, -6.969360435046479, -4.613612221011665, -2.472525828277594]</text:p>
          </table:table-cell>
          <table:table-cell office:value-type="string" calcext:value-type="string">
            <text:p>[-21.502141707053823, -4.851273476493945, -3.3423909207956903, -1.4793032424302632]</text:p>
          </table:table-cell>
          <table:table-cell office:value-type="string" calcext:value-type="string">
            <text:p>[-77.5597128206816, -4.8494462550974005, -3.1366509538385934, -1.4898010738529255]</text:p>
          </table:table-cell>
          <table:table-cell office:value-type="string" calcext:value-type="string">
            <text:p>[-87.18697632730192, -4.824143769036193, -3.3349278954532657, -1.4232988168738858]</text:p>
          </table:table-cell>
          <table:table-cell office:value-type="string" calcext:value-type="string">
            <text:p>[-90.74437222277203, -6.969360435046479, -4.613612221011665, -2.472525828277594]</text:p>
          </table:table-cell>
          <table:table-cell office:value-type="string" calcext:value-type="string">
            <text:p>[-84.66804319117243, -6.323209509534289, -2.1928771083130627, -0.7017858351019868]</text:p>
          </table:table-cell>
          <table:table-cell office:value-type="string" calcext:value-type="string">
            <text:p>[-60.14506544869964, -5.995225690627004, -4.5149770066300166, -1.525724981825216]</text:p>
          </table:table-cell>
          <table:table-cell office:value-type="string" calcext:value-type="string">
            <text:p>[-96.44502100167047, -5.453449794234921, -3.8371332652530343, -2.027666182926202]</text:p>
          </table:table-cell>
          <table:table-cell office:value-type="string" calcext:value-type="string">
            <text:p>[-72.63814795794228, -5.532165536319011, -2.3394540420186516, -1.0073846406800202]</text:p>
          </table:table-cell>
          <table:table-cell office:value-type="string" calcext:value-type="string">
            <text:p>[-50.677857813492054, -4.429320881286158, -2.8256297378128847, -1.241717159641298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mse_per_horizo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29708562219395807, 0.4886563052347908, 0.565463715928288, 0.6723247009629802]</text:p>
          </table:table-cell>
          <table:table-cell office:value-type="string" calcext:value-type="string">
            <text:p>[0.2532668283160798, 0.4856594379967742, 0.560116206319657, 0.661362769018586]</text:p>
          </table:table-cell>
          <table:table-cell office:value-type="string" calcext:value-type="string">
            <text:p>[0.26203591178666474, 0.48297571509991033, 0.5581477831710919, 0.6638813531662339]</text:p>
          </table:table-cell>
          <table:table-cell office:value-type="string" calcext:value-type="string">
            <text:p>[0.29708562219395807, 0.4886563052347908, 0.565463715928288, 0.6723247009629802]</text:p>
          </table:table-cell>
          <table:table-cell office:value-type="string" calcext:value-type="string">
            <text:p>[0.28220037320322855, 0.5091545065716115, 0.5784109335838256, 0.6781719637724797]</text:p>
          </table:table-cell>
          <table:table-cell office:value-type="string" calcext:value-type="string">
            <text:p>[0.24853816129213416, 0.4835402416497848, 0.5656103717578556, 0.6756730197022469]</text:p>
          </table:table-cell>
          <table:table-cell office:value-type="string" calcext:value-type="string">
            <text:p>[0.24717149738524752, 0.4820411878600436, 0.5585851451999517, 0.6619876796504078]</text:p>
          </table:table-cell>
          <table:table-cell office:value-type="string" calcext:value-type="string">
            <text:p>[0.2572993523588518, 0.48216381816895076, 0.5591545188774251, 0.6608993489624946]</text:p>
          </table:table-cell>
          <table:table-cell office:value-type="string" calcext:value-type="string">
            <text:p>[0.24539654067900019, 0.4848266434803984, 0.5547225283849986, 0.6598223054800945]</text:p>
          </table:table-cell>
          <table:table-cell office:value-type="string" calcext:value-type="string">
            <text:p>[0.28220037320322855, 0.5091545065716115, 0.5784109335838256, 0.6781719637724797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0.25438378785207816, 0.48511224276874654, 0.5628122848925167, 0.6653421638889223]</text:p>
          </table:table-cell>
          <table:table-cell office:value-type="string" calcext:value-type="string">
            <text:p>[0.25011641957696407, 0.4835935262751845, 0.5650193142463865, 0.6824574204576577]</text:p>
          </table:table-cell>
          <table:table-cell office:value-type="string" calcext:value-type="string">
            <text:p>[0.2456722776313358, 0.4855720975523244, 0.5579849564698421, 0.6707723398049317]</text:p>
          </table:table-cell>
          <table:table-cell office:value-type="string" calcext:value-type="string">
            <text:p>[0.3391175448923042, 0.4930235755430512, 0.5655643152173632, 0.6647592725410284]</text:p>
          </table:table-cell>
          <table:table-cell office:value-type="string" calcext:value-type="string">
            <text:p>[0.24765585280693075, 0.48583509310902745, 0.5620810300849244, 0.6669440884440656]</text:p>
          </table:table-cell>
          <table:table-cell office:value-type="string" calcext:value-type="string">
            <text:p>[0.2594211173593253, 0.48286190358622844, 0.5531502846700722, 0.6540698128530109]</text:p>
          </table:table-cell>
          <table:table-cell table:number-columns-repeated="2" office:value-type="string" calcext:value-type="string">
            <text:p>[0.261559906218598, 0.48352929537463485, 0.5605625003610907, 0.6655963707978556]</text:p>
          </table:table-cell>
          <table:table-cell office:value-type="string" calcext:value-type="string">
            <text:p>[0.24959194557034903, 0.48781117322523254, 0.5658010612466782, 0.6719554011808151]</text:p>
          </table:table-cell>
          <table:table-cell office:value-type="string" calcext:value-type="string">
            <text:p>[0.26709169641882313, 0.48295054493062817, 0.5596318074346777, 0.6643937169026999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0.26061488793155807, 0.4820776398287697, 0.5542362253668845, 0.652804702272146]</text:p>
          </table:table-cell>
          <table:table-cell office:value-type="string" calcext:value-type="string">
            <text:p>[0.2597214698967525, 0.4831328527265774, 0.5538613055721053, 0.6594380085964374]</text:p>
          </table:table-cell>
          <table:table-cell office:value-type="string" calcext:value-type="string">
            <text:p>[0.2670939212013448, 0.48491524018483473, 0.5605245425360387, 0.6690366051702324]</text:p>
          </table:table-cell>
          <table:table-cell office:value-type="string" calcext:value-type="string">
            <text:p>[0.2614979017442913, 0.48517074199802007, 0.5659954286982698, 0.6701511492422655]</text:p>
          </table:table-cell>
          <table:table-cell office:value-type="string" calcext:value-type="string">
            <text:p>[0.3395830490876643, 0.4932951501045573, 0.5680472431802375, 0.668677684856575]</text:p>
          </table:table-cell>
          <table:table-cell office:value-type="string" calcext:value-type="string">
            <text:p>[0.31075948756721206, 0.48932375256445837, 0.575120649013874, 0.6835216696032419]</text:p>
          </table:table-cell>
          <table:table-cell office:value-type="string" calcext:value-type="string">
            <text:p>[0.33711214950710855, 0.5328010213690032, 0.6059731053325894, 0.7055011629498448]</text:p>
          </table:table-cell>
          <table:table-cell office:value-type="string" calcext:value-type="string">
            <text:p>[0.26345877439115467, 0.4829789415815266, 0.5591559950665189, 0.6611724236925891]</text:p>
          </table:table-cell>
          <table:table-cell office:value-type="string" calcext:value-type="string">
            <text:p>[0.30949837158397303, 0.5087986706189468, 0.5780709276545292, 0.6751360543633195]</text:p>
          </table:table-cell>
          <table:table-cell office:value-type="string" calcext:value-type="string">
            <text:p>[0.2716648028807383, 0.4876234774021619, 0.5690973303941694, 0.6709797625386192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0.3257105341617181, 0.48714861919947594, 0.5611209547567865, 0.6737193351300026]</text:p>
          </table:table-cell>
          <table:table-cell office:value-type="string" calcext:value-type="string">
            <text:p>[0.3020670696033797, 0.48916510625639237, 0.5677666481558465, 0.6731013959330139]</text:p>
          </table:table-cell>
          <table:table-cell office:value-type="string" calcext:value-type="string">
            <text:p>[0.2624377502694478, 0.4839730150835855, 0.5556880444987695, 0.657213578160621]</text:p>
          </table:table-cell>
          <table:table-cell office:value-type="string" calcext:value-type="string">
            <text:p>[0.34741174292701976, 0.49835438009163313, 0.5723884368116051, 0.6796096104274714]</text:p>
          </table:table-cell>
          <table:table-cell office:value-type="string" calcext:value-type="string">
            <text:p>[0.26849312357597027, 0.4886024467736547, 0.5679251939356901, 0.6764895307168476]</text:p>
          </table:table-cell>
          <table:table-cell office:value-type="string" calcext:value-type="string">
            <text:p>[0.2724292422757525, 0.4855670711557775, 0.5695433250384365, 0.6782319991959085]</text:p>
          </table:table-cell>
          <table:table-cell office:value-type="string" calcext:value-type="string">
            <text:p>[0.2767677828701482, 0.5019204635323882, 0.571159530662502, 0.6772107155855477]</text:p>
          </table:table-cell>
          <table:table-cell office:value-type="string" calcext:value-type="string">
            <text:p>[0.25978484358430654, 0.483017242101706, 0.5604328649267164, 0.6589963772422577]</text:p>
          </table:table-cell>
          <table:table-cell office:value-type="string" calcext:value-type="string">
            <text:p>[0.2762174405341941, 0.508467439653831, 0.5817320182502318, 0.6802929793872903]</text:p>
          </table:table-cell>
          <table:table-cell office:value-type="string" calcext:value-type="string">
            <text:p>[0.2865507778194207, 0.5017918947099459, 0.5749200158194122, 0.6811764038795339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0.2625263328943891, 0.4865682316951888, 0.5662169375166219, 0.6741363376427789]</text:p>
          </table:table-cell>
          <table:table-cell office:value-type="string" calcext:value-type="string">
            <text:p>[0.4296287940527099, 0.49573430691552633, 0.5667407168524385, 0.6693348862634794]</text:p>
          </table:table-cell>
          <table:table-cell office:value-type="string" calcext:value-type="string">
            <text:p>[0.2857321622374604, 0.4967124017562371, 0.577862934190653, 0.6899278603705955]</text:p>
          </table:table-cell>
          <table:table-cell office:value-type="string" calcext:value-type="string">
            <text:p>[0.2693835156825413, 0.49702560693972747, 0.5795294059701527, 0.6803145553022829]</text:p>
          </table:table-cell>
          <table:table-cell office:value-type="string" calcext:value-type="string">
            <text:p>[0.27374162551174863, 0.497683141668029, 0.5700195808591928, 0.6799601222919065]</text:p>
          </table:table-cell>
          <table:table-cell office:value-type="string" calcext:value-type="string">
            <text:p>[0.25518154685695194, 0.4860370228157147, 0.561254606389919, 0.6800684089811044]</text:p>
          </table:table-cell>
          <table:table-cell office:value-type="string" calcext:value-type="string">
            <text:p>[0.27467606725889215, 0.4860901609899967, 0.568592586489361, 0.6747515317867653]</text:p>
          </table:table-cell>
          <table:table-cell office:value-type="string" calcext:value-type="string">
            <text:p>[0.3459092716500643, 0.49933662529872225, 0.575719999879768, 0.6781637320663134]</text:p>
          </table:table-cell>
          <table:table-cell office:value-type="string" calcext:value-type="string">
            <text:p>[0.33905058611318356, 0.5149279522637364, 0.5793227953413068, 0.6789468440907511]</text:p>
          </table:table-cell>
          <table:table-cell office:value-type="string" calcext:value-type="string">
            <text:p>[0.3105276052340016, 0.49728829814665926, 0.5835623958608873, 0.6954522854468878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0.3536636594354833, 0.4945895299045619, 0.5682660132057111, 0.6696545505044191]</text:p>
          </table:table-cell>
          <table:table-cell office:value-type="string" calcext:value-type="string">
            <text:p>[0.33068723975777464, 0.5081174437552904, 0.5856945658554458, 0.688239853288569]</text:p>
          </table:table-cell>
          <table:table-cell office:value-type="string" calcext:value-type="string">
            <text:p>[0.35143963361170405, 0.5161605858827926, 0.5806033144352682, 0.674884941093996]</text:p>
          </table:table-cell>
          <table:table-cell office:value-type="string" calcext:value-type="string">
            <text:p>[0.3165705150141393, 0.4958203406099781, 0.5771535946058348, 0.6844584272549212]</text:p>
          </table:table-cell>
          <table:table-cell office:value-type="string" calcext:value-type="string">
            <text:p>[0.32094913066375674, 0.4899835469877722, 0.5673226837238158, 0.6733151861456075]</text:p>
          </table:table-cell>
          <table:table-cell office:value-type="string" calcext:value-type="string">
            <text:p>[0.35756683487607127, 0.49599885479382244, 0.5784060178249557, 0.6850857798905042]</text:p>
          </table:table-cell>
          <table:table-cell office:value-type="string" calcext:value-type="string">
            <text:p>[0.31121433333144455, 0.4873951007306675, 0.5644836038288515, 0.679260212718349]</text:p>
          </table:table-cell>
          <table:table-cell office:value-type="string" calcext:value-type="string">
            <text:p>[0.263141660059564, 0.4895036308184696, 0.5777131039378272, 0.6936297141961069]</text:p>
          </table:table-cell>
          <table:table-cell office:value-type="string" calcext:value-type="string">
            <text:p>[0.3261187057773703, 0.4893976710855716, 0.5761181723397072, 0.6913955045724075]</text:p>
          </table:table-cell>
          <table:table-cell office:value-type="string" calcext:value-type="string">
            <text:p>[0.27574725788677606, 0.50009251166975, 0.5755918790311854, 0.6884153803452967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0.3428682615442553, 0.5015354135851394, 0.6061218851283281, 0.7313438511227812]</text:p>
          </table:table-cell>
          <table:table-cell office:value-type="string" calcext:value-type="string">
            <text:p>[0.3059143987587607, 0.49532000101474644, 0.5788675115504824, 0.6817591180366889]</text:p>
          </table:table-cell>
          <table:table-cell office:value-type="string" calcext:value-type="string">
            <text:p>[0.3312817309969431, 0.4971651214057209, 0.5802608572131193, 0.6941991082552128]</text:p>
          </table:table-cell>
          <table:table-cell office:value-type="string" calcext:value-type="string">
            <text:p>[0.308488075027533, 0.48928893361727693, 0.5692848328053354, 0.6806426054024602]</text:p>
          </table:table-cell>
          <table:table-cell office:value-type="string" calcext:value-type="string">
            <text:p>[0.30508898305193316, 0.4961600511811174, 0.5912755161216021, 0.7213291947816554]</text:p>
          </table:table-cell>
          <table:table-cell office:value-type="string" calcext:value-type="string">
            <text:p>[0.2559815421098986, 0.4921338627332791, 0.5868658626483751, 0.7138405212979962]</text:p>
          </table:table-cell>
          <table:table-cell office:value-type="string" calcext:value-type="string">
            <text:p>[0.3294914227759445, 0.5000636125887193, 0.5905626788918465, 0.7058722341942195]</text:p>
          </table:table-cell>
          <table:table-cell office:value-type="string" calcext:value-type="string">
            <text:p>[0.32836926556194196, 0.5126745303878943, 0.5867861178176104, 0.6887955799030503]</text:p>
          </table:table-cell>
          <table:table-cell office:value-type="string" calcext:value-type="string">
            <text:p>[0.3163270660088568, 0.5169724179930261, 0.6037265540905443, 0.7252576076357102]</text:p>
          </table:table-cell>
          <table:table-cell office:value-type="string" calcext:value-type="string">
            <text:p>[0.34829333609590596, 0.538770981610978, 0.6327802360044639, 0.77033198736696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0.34151456663832297, 0.5074653358503, 0.572438429408782, 0.6759552477515273]</text:p>
          </table:table-cell>
          <table:table-cell office:value-type="string" calcext:value-type="string">
            <text:p>[0.36135372408333494, 0.5028253658986372, 0.58252485217769, 0.6972266464340663]</text:p>
          </table:table-cell>
          <table:table-cell office:value-type="string" calcext:value-type="string">
            <text:p>[0.2753143843767942, 0.504808971270397, 0.601014008536768, 0.7154285656470256]</text:p>
          </table:table-cell>
          <table:table-cell office:value-type="string" calcext:value-type="string">
            <text:p>[0.2663340576047068, 0.490421181903575, 0.5643590499690684, 0.6694045180712579]</text:p>
          </table:table-cell>
          <table:table-cell office:value-type="string" calcext:value-type="string">
            <text:p>[0.35199400292043775, 0.5277221386960028, 0.6137103791989214, 0.7247761926109406]</text:p>
          </table:table-cell>
          <table:table-cell office:value-type="string" calcext:value-type="string">
            <text:p>[0.2678464204379548, 0.48946147625276437, 0.5703155592864191, 0.6757963632228065]</text:p>
          </table:table-cell>
          <table:table-cell office:value-type="string" calcext:value-type="string">
            <text:p>[0.34760131816723244, 0.5483830691367159, 0.6320560646688643, 0.7472284885438095]</text:p>
          </table:table-cell>
          <table:table-cell office:value-type="string" calcext:value-type="string">
            <text:p>[0.2792927722513361, 0.49608233002166213, 0.5724811927729159, 0.6720021195624982]</text:p>
          </table:table-cell>
          <table:table-cell office:value-type="string" calcext:value-type="string">
            <text:p>[0.3385843588263517, 0.49256699374909835, 0.5652163464736478, 0.6650836278358714]</text:p>
          </table:table-cell>
          <table:table-cell office:value-type="string" calcext:value-type="string">
            <text:p>[0.37732434955413596, 0.502485661963169, 0.5847242107965691, 0.694404067686843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0.3260413343145795, 0.5117769688923388, 0.5872857237575502, 0.6825951843274219]</text:p>
          </table:table-cell>
          <table:table-cell office:value-type="string" calcext:value-type="string">
            <text:p>[0.3619259775771105, 0.4943319267375705, 0.5793325298245328, 0.6766184970575723]</text:p>
          </table:table-cell>
          <table:table-cell office:value-type="string" calcext:value-type="string">
            <text:p>[0.2777651971229367, 0.5133095594101232, 0.5994476199059994, 0.723842674519231]</text:p>
          </table:table-cell>
          <table:table-cell office:value-type="string" calcext:value-type="string">
            <text:p>[0.4352199552343484, 0.4965780908520056, 0.5708882107819281, 0.6736406819256392]</text:p>
          </table:table-cell>
          <table:table-cell office:value-type="string" calcext:value-type="string">
            <text:p>[0.3492944045107628, 0.4979332155275916, 0.5729938306621863, 0.6697727772065254]</text:p>
          </table:table-cell>
          <table:table-cell office:value-type="string" calcext:value-type="string">
            <text:p>[0.3692850622305029, 0.4962861996585567, 0.5862336187457048, 0.687913148494592]</text:p>
          </table:table-cell>
          <table:table-cell office:value-type="string" calcext:value-type="string">
            <text:p>[0.35212754672507324, 0.49922105678056056, 0.5681693887142361, 0.6659189816068132]</text:p>
          </table:table-cell>
          <table:table-cell office:value-type="string" calcext:value-type="string">
            <text:p>[0.35406675943108173, 0.4969772378725253, 0.5716214520851842, 0.6711459100866305]</text:p>
          </table:table-cell>
          <table:table-cell office:value-type="string" calcext:value-type="string">
            <text:p>[0.32592362740942327, 0.5138059767729027, 0.6115281365372459, 0.7339268437903443]</text:p>
          </table:table-cell>
          <table:table-cell office:value-type="string" calcext:value-type="string">
            <text:p>[0.3243884941800812, 0.5065122513398954, 0.6055619018178481, 0.7169396196581116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0.34857413031179996, 0.4989013163344371, 0.6003990113347365, 0.708613695516167]</text:p>
          </table:table-cell>
          <table:table-cell office:value-type="string" calcext:value-type="string">
            <text:p>[0.2834960037802209, 0.5023898839901083, 0.5900771035610437, 0.7061867503564107]</text:p>
          </table:table-cell>
          <table:table-cell office:value-type="string" calcext:value-type="string">
            <text:p>[0.3536038928543961, 0.5116153242042514, 0.5921404506580606, 0.6868625223912671]</text:p>
          </table:table-cell>
          <table:table-cell office:value-type="string" calcext:value-type="string">
            <text:p>[0.31832494635299785, 0.4968580690060682, 0.579703365332122, 0.6880654574085231]</text:p>
          </table:table-cell>
          <table:table-cell office:value-type="string" calcext:value-type="string">
            <text:p>[0.3566017698637116, 0.4952942644852708, 0.5716611279238343, 0.6779542680645374]</text:p>
          </table:table-cell>
          <table:table-cell office:value-type="string" calcext:value-type="string">
            <text:p>[0.434915973559609, 0.5008370409368902, 0.5737848976145252, 0.6751997594700089]</text:p>
          </table:table-cell>
          <table:table-cell office:value-type="string" calcext:value-type="string">
            <text:p>[0.43473181772898417, 0.49764958414071664, 0.5701628550491907, 0.6672501776783263]</text:p>
          </table:table-cell>
          <table:table-cell office:value-type="string" calcext:value-type="string">
            <text:p>[0.3547762113645145, 0.5067154350945029, 0.5792086984482681, 0.6797123362810505]</text:p>
          </table:table-cell>
          <table:table-cell office:value-type="string" calcext:value-type="string">
            <text:p>[0.35331768642775807, 0.5162415955932256, 0.6110715615910581, 0.7200214185748071]</text:p>
          </table:table-cell>
          <table:table-cell office:value-type="string" calcext:value-type="string">
            <text:p>[0.35751458255647595, 0.5208557920894815, 0.6237328357695032, 0.7582372585773406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0.3520121416615747, 0.49282406140597174, 0.5775721380113008, 0.6855323776528607]</text:p>
          </table:table-cell>
          <table:table-cell office:value-type="string" calcext:value-type="string">
            <text:p>[0.3516171302997489, 0.5083877072690134, 0.6076123534768713, 0.7448230089345718]</text:p>
          </table:table-cell>
          <table:table-cell office:value-type="string" calcext:value-type="string">
            <text:p>[0.370652014764066, 0.49265688275063935, 0.5661836213664538, 0.663775972126975]</text:p>
          </table:table-cell>
          <table:table-cell office:value-type="string" calcext:value-type="string">
            <text:p>[0.3834318305640463, 0.5378978626758973, 0.642625670737182, 0.7853269517447629]</text:p>
          </table:table-cell>
          <table:table-cell office:value-type="string" calcext:value-type="string">
            <text:p>[0.35372248534803236, 0.5072229704465798, 0.5815209185210101, 0.6805934307343241]</text:p>
          </table:table-cell>
          <table:table-cell office:value-type="string" calcext:value-type="string">
            <text:p>[0.4400861324554367, 0.499303769074731, 0.5705686745286647, 0.6641491654250362]</text:p>
          </table:table-cell>
          <table:table-cell office:value-type="string" calcext:value-type="string">
            <text:p>[0.3344963179791863, 0.4970670204465761, 0.575479994843808, 0.6685250227416177]</text:p>
          </table:table-cell>
          <table:table-cell office:value-type="string" calcext:value-type="string">
            <text:p>[0.30017877242180824, 0.4944998938789718, 0.5891276067556979, 0.7186642552608867]</text:p>
          </table:table-cell>
          <table:table-cell office:value-type="string" calcext:value-type="string">
            <text:p>[0.2710164325294664, 0.5082131440395011, 0.5838967930190522, 0.6800774127871865]</text:p>
          </table:table-cell>
          <table:table-cell office:value-type="string" calcext:value-type="string">
            <text:p>[0.36827143884492064, 0.5510081155344032, 0.6701614512806587, 0.8082476640883177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0.356872196054485, 0.5020016168309646, 0.5675604577711546, 0.6672821177912291]</text:p>
          </table:table-cell>
          <table:table-cell office:value-type="string" calcext:value-type="string">
            <text:p>[0.3216831034688644, 0.49563510239965464, 0.5704035398818768, 0.6684885338748412]</text:p>
          </table:table-cell>
          <table:table-cell office:value-type="string" calcext:value-type="string">
            <text:p>[0.3221319255358745, 0.5684608452455517, 0.6941651305743086, 0.8509792071922574]</text:p>
          </table:table-cell>
          <table:table-cell office:value-type="string" calcext:value-type="string">
            <text:p>[0.3391860864177182, 0.5201318862746735, 0.6075032277545284, 0.7099733690873831]</text:p>
          </table:table-cell>
          <table:table-cell office:value-type="string" calcext:value-type="string">
            <text:p>[0.3257652852175357, 0.4892318007112382, 0.5661631387134161, 0.6665824676797898]</text:p>
          </table:table-cell>
          <table:table-cell office:value-type="string" calcext:value-type="string">
            <text:p>[0.35192406250693864, 0.527285703983681, 0.5888826804354391, 0.6800535683751473]</text:p>
          </table:table-cell>
          <table:table-cell office:value-type="string" calcext:value-type="string">
            <text:p>[0.44343020644625497, 0.5117718529624291, 0.5975489814339782, 0.7192468374970066]</text:p>
          </table:table-cell>
          <table:table-cell office:value-type="string" calcext:value-type="string">
            <text:p>[0.37610625973163897, 0.4987502720654801, 0.5891279637843352, 0.699039994214524]</text:p>
          </table:table-cell>
          <table:table-cell office:value-type="string" calcext:value-type="string">
            <text:p>[0.3584991954005325, 0.5171781509213628, 0.60484710046805, 0.7298704330337817]</text:p>
          </table:table-cell>
          <table:table-cell office:value-type="string" calcext:value-type="string">
            <text:p>[0.4308075384980127, 0.5094823095432377, 0.5803823622886163, 0.6994059143466823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0.3529939817673237, 0.504580695510427, 0.5784981603590617, 0.6655325362721305]</text:p>
          </table:table-cell>
          <table:table-cell office:value-type="string" calcext:value-type="string">
            <text:p>[0.34266270862965975, 0.507316507254263, 0.6021284068676439, 0.7269434901387825]</text:p>
          </table:table-cell>
          <table:table-cell office:value-type="string" calcext:value-type="string">
            <text:p>[0.4005277324656201, 0.535889697889664, 0.6597467819313495, 0.8113849165333915]</text:p>
          </table:table-cell>
          <table:table-cell office:value-type="string" calcext:value-type="string">
            <text:p>[0.4544149875174403, 0.5008344705567805, 0.5704040414548338, 0.7001544622982073]</text:p>
          </table:table-cell>
          <table:table-cell office:value-type="string" calcext:value-type="string">
            <text:p>[0.3474318662258041, 0.5095311222814172, 0.5999280101528003, 0.7171225000077676]</text:p>
          </table:table-cell>
          <table:table-cell office:value-type="string" calcext:value-type="string">
            <text:p>[0.38499875123499067, 0.4961698355000421, 0.580263201004199, 0.6905191832758816]</text:p>
          </table:table-cell>
          <table:table-cell office:value-type="string" calcext:value-type="string">
            <text:p>[0.34764971316208887, 0.5010508966668218, 0.5940365598197817, 0.7105524834621176]</text:p>
          </table:table-cell>
          <table:table-cell office:value-type="string" calcext:value-type="string">
            <text:p>[0.42871153273495033, 0.5010957167920075, 0.5743319642327219, 0.6724779924789817]</text:p>
          </table:table-cell>
          <table:table-cell office:value-type="string" calcext:value-type="string">
            <text:p>[0.3332869351754671, 0.54305867988124, 0.6438878536637945, 0.7822270443527612]</text:p>
          </table:table-cell>
          <table:table-cell office:value-type="string" calcext:value-type="string">
            <text:p>[0.3648851766360104, 0.541103828294065, 0.6337323470727402, 0.7608459376030778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0.46644049900441387, 0.5290927323362317, 0.6454835598087247, 0.7983236546565889]</text:p>
          </table:table-cell>
          <table:table-cell office:value-type="string" calcext:value-type="string">
            <text:p>[0.47047344582698786, 0.5046294533094805, 0.5710881922403109, 0.6667397456099494]</text:p>
          </table:table-cell>
          <table:table-cell office:value-type="string" calcext:value-type="string">
            <text:p>[0.45303867877563636, 0.4997507865457645, 0.5698853725189545, 0.6927496309152537]</text:p>
          </table:table-cell>
          <table:table-cell office:value-type="string" calcext:value-type="string">
            <text:p>[0.3742286459848758, 0.4984176772698465, 0.5805925528189367, 0.6912844829247963]</text:p>
          </table:table-cell>
          <table:table-cell office:value-type="string" calcext:value-type="string">
            <text:p>[0.4169766247929538, 0.5143612838591931, 0.613513860716967, 0.7410250676534764]</text:p>
          </table:table-cell>
          <table:table-cell office:value-type="string" calcext:value-type="string">
            <text:p>[0.3726386289728006, 0.501522594894501, 0.5726714852771466, 0.6659840981655496]</text:p>
          </table:table-cell>
          <table:table-cell office:value-type="string" calcext:value-type="string">
            <text:p>[0.31646156248840496, 0.4921146677984255, 0.5672524504954625, 0.6632823843939899]</text:p>
          </table:table-cell>
          <table:table-cell office:value-type="string" calcext:value-type="string">
            <text:p>[0.3566207805772216, 0.49234304789464983, 0.5682366987798286, 0.6623526890899176]</text:p>
          </table:table-cell>
          <table:table-cell office:value-type="string" calcext:value-type="string">
            <text:p>[0.42953581336352226, 0.5034448892054384, 0.5766093372058818, 0.6714774066362603]</text:p>
          </table:table-cell>
          <table:table-cell office:value-type="string" calcext:value-type="string">
            <text:p>[0.2715992056574906, 0.497604305684713, 0.5711809669396969, 0.6689837810666664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0.4085751275638124, 0.5378730518052225, 0.6098655994362092, 0.7101838923037522]</text:p>
          </table:table-cell>
          <table:table-cell office:value-type="string" calcext:value-type="string">
            <text:p>[0.4539900608824734, 0.5110925970472381, 0.5890505043184504, 0.6944477529525407]</text:p>
          </table:table-cell>
          <table:table-cell office:value-type="string" calcext:value-type="string">
            <text:p>[0.4542399496308045, 0.506487710653335, 0.5791051439905067, 0.6781118412338705]</text:p>
          </table:table-cell>
          <table:table-cell office:value-type="string" calcext:value-type="string">
            <text:p>[0.4846174920278835, 0.5038448533129639, 0.5687749196242766, 0.6744591929169407]</text:p>
          </table:table-cell>
          <table:table-cell office:value-type="string" calcext:value-type="string">
            <text:p>[0.340041035755017, 0.49247284244363126, 0.5731795327273252, 0.6784433916568672]</text:p>
          </table:table-cell>
          <table:table-cell office:value-type="string" calcext:value-type="string">
            <text:p>[0.3802837881980492, 0.494945677813354, 0.5685444977971891, 0.6692475680973194]</text:p>
          </table:table-cell>
          <table:table-cell office:value-type="string" calcext:value-type="string">
            <text:p>[0.4655631991085448, 0.6087326292362303, 0.6909063442151949, 0.7678011682417514]</text:p>
          </table:table-cell>
          <table:table-cell office:value-type="string" calcext:value-type="string">
            <text:p>[0.4467003611829704, 0.49990865400373746, 0.5702110491396677, 0.6646569027411215]</text:p>
          </table:table-cell>
          <table:table-cell office:value-type="string" calcext:value-type="string">
            <text:p>[0.5239607241923961, 0.5091962842462584, 0.5748162759179501, 0.6708190504273274]</text:p>
          </table:table-cell>
          <table:table-cell office:value-type="string" calcext:value-type="string">
            <text:p>[0.3789741679021654, 0.4960451558127417, 0.5699873506364954, 0.6674077002403411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0.512210950954917, 0.5160285985914405, 0.5820858415164221, 0.6735586791407674]</text:p>
          </table:table-cell>
          <table:table-cell office:value-type="string" calcext:value-type="string">
            <text:p>[0.36489156885544183, 0.5061006202140261, 0.5741870677728415, 0.666601844765644]</text:p>
          </table:table-cell>
          <table:table-cell office:value-type="string" calcext:value-type="string">
            <text:p>[0.4835000930813135, 0.5055087591276886, 0.5740890991105063, 0.6669902677589463]</text:p>
          </table:table-cell>
          <table:table-cell office:value-type="string" calcext:value-type="string">
            <text:p>[0.47536832185251243, 0.5061359557386235, 0.5747455572600185, 0.6659328604745887]</text:p>
          </table:table-cell>
          <table:table-cell office:value-type="string" calcext:value-type="string">
            <text:p>[0.512210950954917, 0.5160285985914405, 0.5820858415164221, 0.6735586791407674]</text:p>
          </table:table-cell>
          <table:table-cell office:value-type="string" calcext:value-type="string">
            <text:p>[0.5418663445159954, 0.5127432101790903, 0.5678952263499736, 0.6617313916147524]</text:p>
          </table:table-cell>
          <table:table-cell office:value-type="string" calcext:value-type="string">
            <text:p>[0.38594306883884716, 0.5114812981564152, 0.5803635597522918, 0.6665620180639296]</text:p>
          </table:table-cell>
          <table:table-cell office:value-type="string" calcext:value-type="string">
            <text:p>[0.5070046320694542, 0.5088522266136202, 0.5780051423575528, 0.6700659011164107]</text:p>
          </table:table-cell>
          <table:table-cell office:value-type="string" calcext:value-type="string">
            <text:p>[0.5107547038237591, 0.5088618602119983, 0.5685854594063933, 0.6637707774296026]</text:p>
          </table:table-cell>
          <table:table-cell office:value-type="string" calcext:value-type="string">
            <text:p>[0.4241276068372694, 0.5040559263748177, 0.5719128987393798, 0.6650627944916121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luded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'ap07']</text:p>
          </table:table-cell>
          <table:table-cell office:value-type="string" calcext:value-type="string">
            <text:p>['dh03']</text:p>
          </table:table-cell>
          <table:table-cell office:value-type="string" calcext:value-type="string">
            <text:p>['ap05']</text:p>
          </table:table-cell>
          <table:table-cell office:value-type="string" calcext:value-type="string">
            <text:p>['ap07']</text:p>
          </table:table-cell>
          <table:table-cell office:value-type="string" calcext:value-type="string">
            <text:p>['ap03']</text:p>
          </table:table-cell>
          <table:table-cell office:value-type="string" calcext:value-type="string">
            <text:p>['dh04']</text:p>
          </table:table-cell>
          <table:table-cell office:value-type="string" calcext:value-type="string">
            <text:p>['dh07']</text:p>
          </table:table-cell>
          <table:table-cell office:value-type="string" calcext:value-type="string">
            <text:p>['dh02']</text:p>
          </table:table-cell>
          <table:table-cell office:value-type="string" calcext:value-type="string">
            <text:p>['dh09']</text:p>
          </table:table-cell>
          <table:table-cell office:value-type="string" calcext:value-type="string">
            <text:p>['ap03'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'dh03', 'dh07']</text:p>
          </table:table-cell>
          <table:table-cell office:value-type="string" calcext:value-type="string">
            <text:p>['dh07', 'dh11']</text:p>
          </table:table-cell>
          <table:table-cell office:value-type="string" calcext:value-type="string">
            <text:p>['dh06', 'dh09']</text:p>
          </table:table-cell>
          <table:table-cell office:value-type="string" calcext:value-type="string">
            <text:p>['ap04', 'ap07']</text:p>
          </table:table-cell>
          <table:table-cell office:value-type="string" calcext:value-type="string">
            <text:p>['dh03', 'dh10']</text:p>
          </table:table-cell>
          <table:table-cell office:value-type="string" calcext:value-type="string">
            <text:p>['dh05', 'dh09']</text:p>
          </table:table-cell>
          <table:table-cell table:number-columns-repeated="2" office:value-type="string" calcext:value-type="string">
            <text:p>['ap05', 'dh10']</text:p>
          </table:table-cell>
          <table:table-cell office:value-type="string" calcext:value-type="string">
            <text:p>['dh08', 'dh10']</text:p>
          </table:table-cell>
          <table:table-cell office:value-type="string" calcext:value-type="string">
            <text:p>['ap01', 'ap05'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'dh01', 'dh05', 'dh09']</text:p>
          </table:table-cell>
          <table:table-cell office:value-type="string" calcext:value-type="string">
            <text:p>['dh05', 'dh06', 'dh09']</text:p>
          </table:table-cell>
          <table:table-cell office:value-type="string" calcext:value-type="string">
            <text:p>['ap05', 'dh03', 'dh11']</text:p>
          </table:table-cell>
          <table:table-cell office:value-type="string" calcext:value-type="string">
            <text:p>['ap05', 'dh01', 'dh10']</text:p>
          </table:table-cell>
          <table:table-cell office:value-type="string" calcext:value-type="string">
            <text:p>['ap04', 'ap07', 'dh07']</text:p>
          </table:table-cell>
          <table:table-cell office:value-type="string" calcext:value-type="string">
            <text:p>['ap04', 'dh03', 'dh04']</text:p>
          </table:table-cell>
          <table:table-cell office:value-type="string" calcext:value-type="string">
            <text:p>['ap03', 'ap07', 'dh07']</text:p>
          </table:table-cell>
          <table:table-cell office:value-type="string" calcext:value-type="string">
            <text:p>['ap05', 'dh01', 'dh07']</text:p>
          </table:table-cell>
          <table:table-cell office:value-type="string" calcext:value-type="string">
            <text:p>['ap01', 'ap03', 'dh01']</text:p>
          </table:table-cell>
          <table:table-cell office:value-type="string" calcext:value-type="string">
            <text:p>['dh05', 'dh06', 'dh10'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'ap04', 'ap06', 'dh06', 'dh09']</text:p>
          </table:table-cell>
          <table:table-cell office:value-type="string" calcext:value-type="string">
            <text:p>['ap07', 'dh03', 'dh07', 'dh10']</text:p>
          </table:table-cell>
          <table:table-cell office:value-type="string" calcext:value-type="string">
            <text:p>['dh01', 'dh02', 'dh09', 'dh10']</text:p>
          </table:table-cell>
          <table:table-cell office:value-type="string" calcext:value-type="string">
            <text:p>['ap03', 'ap04', 'ap06', 'dh08']</text:p>
          </table:table-cell>
          <table:table-cell office:value-type="string" calcext:value-type="string">
            <text:p>['ap05', 'dh02', 'dh08', 'dh10']</text:p>
          </table:table-cell>
          <table:table-cell office:value-type="string" calcext:value-type="string">
            <text:p>['ap01', 'ap05', 'dh05', 'dh06']</text:p>
          </table:table-cell>
          <table:table-cell office:value-type="string" calcext:value-type="string">
            <text:p>['ap03', 'dh05', 'dh08', 'dh09']</text:p>
          </table:table-cell>
          <table:table-cell office:value-type="string" calcext:value-type="string">
            <text:p>['ap01', 'dh01', 'dh06', 'dh07']</text:p>
          </table:table-cell>
          <table:table-cell office:value-type="string" calcext:value-type="string">
            <text:p>['ap03', 'dh01', 'dh03', 'dh05']</text:p>
          </table:table-cell>
          <table:table-cell office:value-type="string" calcext:value-type="string">
            <text:p>['ap01', 'ap03', 'dh06', 'dh11'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'ap06', 'dh01', 'dh02', 'dh04', 'dh10']</text:p>
          </table:table-cell>
          <table:table-cell office:value-type="string" calcext:value-type="string">
            <text:p>['ap03', 'ap04', 'ap05', 'ap06', 'ap07']</text:p>
          </table:table-cell>
          <table:table-cell office:value-type="string" calcext:value-type="string">
            <text:p>['ap01', 'ap05', 'dh03', 'dh07', 'dh08']</text:p>
          </table:table-cell>
          <table:table-cell office:value-type="string" calcext:value-type="string">
            <text:p>['ap01', 'ap06', 'dh02', 'dh05', 'dh10']</text:p>
          </table:table-cell>
          <table:table-cell office:value-type="string" calcext:value-type="string">
            <text:p>['ap03', 'ap06', 'dh01', 'dh08', 'dh09']</text:p>
          </table:table-cell>
          <table:table-cell office:value-type="string" calcext:value-type="string">
            <text:p>['ap01', 'dh06', 'dh09', 'dh10', 'dh11']</text:p>
          </table:table-cell>
          <table:table-cell office:value-type="string" calcext:value-type="string">
            <text:p>['dh02', 'dh03', 'dh04', 'dh06', 'dh08']</text:p>
          </table:table-cell>
          <table:table-cell office:value-type="string" calcext:value-type="string">
            <text:p>['ap03', 'ap04', 'ap06', 'dh03', 'dh07']</text:p>
          </table:table-cell>
          <table:table-cell office:value-type="string" calcext:value-type="string">
            <text:p>['ap03', 'ap06', 'ap07', 'dh08', 'dh10']</text:p>
          </table:table-cell>
          <table:table-cell office:value-type="string" calcext:value-type="string">
            <text:p>['ap06', 'ap07', 'dh05', 'dh06', 'dh10'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'ap01', 'ap04', 'ap07', 'dh05', 'dh08', 'dh10']</text:p>
          </table:table-cell>
          <table:table-cell office:value-type="string" calcext:value-type="string">
            <text:p>['ap01', 'ap03', 'dh02', 'dh06', 'dh07', 'dh08']</text:p>
          </table:table-cell>
          <table:table-cell office:value-type="string" calcext:value-type="string">
            <text:p>['ap03', 'ap04', 'ap07', 'dh04', 'dh05', 'dh09']</text:p>
          </table:table-cell>
          <table:table-cell office:value-type="string" calcext:value-type="string">
            <text:p>['ap01', 'ap04', 'ap05', 'dh03', 'dh05', 'dh08']</text:p>
          </table:table-cell>
          <table:table-cell office:value-type="string" calcext:value-type="string">
            <text:p>['ap07', 'dh01', 'dh02', 'dh05', 'dh07', 'dh11']</text:p>
          </table:table-cell>
          <table:table-cell office:value-type="string" calcext:value-type="string">
            <text:p>['ap01', 'ap04', 'ap07', 'dh02', 'dh07', 'dh08']</text:p>
          </table:table-cell>
          <table:table-cell office:value-type="string" calcext:value-type="string">
            <text:p>['ap04', 'dh01', 'dh05', 'dh06', 'dh09', 'dh11']</text:p>
          </table:table-cell>
          <table:table-cell office:value-type="string" calcext:value-type="string">
            <text:p>['ap06', 'dh02', 'dh03', 'dh06', 'dh10', 'dh11']</text:p>
          </table:table-cell>
          <table:table-cell office:value-type="string" calcext:value-type="string">
            <text:p>['ap04', 'ap06', 'dh03', 'dh04', 'dh06', 'dh10']</text:p>
          </table:table-cell>
          <table:table-cell office:value-type="string" calcext:value-type="string">
            <text:p>['ap03', 'ap06', 'dh02', 'dh04', 'dh05', 'dh11'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'ap04', 'ap05', 'dh03', 'dh04', 'dh05', 'dh06', 'dh11']</text:p>
          </table:table-cell>
          <table:table-cell office:value-type="string" calcext:value-type="string">
            <text:p>['ap03', 'ap04', 'ap05', 'dh02', 'dh03', 'dh05', 'dh10']</text:p>
          </table:table-cell>
          <table:table-cell office:value-type="string" calcext:value-type="string">
            <text:p>['ap04', 'ap07', 'dh01', 'dh03', 'dh07', 'dh09', 'dh11']</text:p>
          </table:table-cell>
          <table:table-cell office:value-type="string" calcext:value-type="string">
            <text:p>['ap01', 'ap05', 'ap07', 'dh02', 'dh03', 'dh09', 'dh10']</text:p>
          </table:table-cell>
          <table:table-cell office:value-type="string" calcext:value-type="string">
            <text:p>['ap07', 'dh01', 'dh04', 'dh06', 'dh07', 'dh08', 'dh09']</text:p>
          </table:table-cell>
          <table:table-cell office:value-type="string" calcext:value-type="string">
            <text:p>['dh03', 'dh04', 'dh06', 'dh07', 'dh08', 'dh09', 'dh11']</text:p>
          </table:table-cell>
          <table:table-cell office:value-type="string" calcext:value-type="string">
            <text:p>['ap01', 'ap04', 'ap06', 'dh02', 'dh03', 'dh05', 'dh08']</text:p>
          </table:table-cell>
          <table:table-cell office:value-type="string" calcext:value-type="string">
            <text:p>['ap03', 'ap07', 'dh02', 'dh03', 'dh04', 'dh05', 'dh08']</text:p>
          </table:table-cell>
          <table:table-cell office:value-type="string" calcext:value-type="string">
            <text:p>['ap01', 'ap03', 'ap06', 'dh04', 'dh06', 'dh07', 'dh10']</text:p>
          </table:table-cell>
          <table:table-cell office:value-type="string" calcext:value-type="string">
            <text:p>['ap03', 'ap04', 'ap07', 'dh04', 'dh06', 'dh07', 'dh09'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'ap03', 'ap04', 'ap07', 'dh02', 'dh06', 'dh08', 'dh09', 'dh11']</text:p>
          </table:table-cell>
          <table:table-cell office:value-type="string" calcext:value-type="string">
            <text:p>['ap04', 'ap06', 'ap07', 'dh07', 'dh08', 'dh09', 'dh10', 'dh11']</text:p>
          </table:table-cell>
          <table:table-cell office:value-type="string" calcext:value-type="string">
            <text:p>['ap06', 'dh02', 'dh03', 'dh04', 'dh05', 'dh07', 'dh08', 'dh10']</text:p>
          </table:table-cell>
          <table:table-cell office:value-type="string" calcext:value-type="string">
            <text:p>['ap03', 'ap05', 'ap06', 'dh01', 'dh04', 'dh06', 'dh08', 'dh09']</text:p>
          </table:table-cell>
          <table:table-cell office:value-type="string" calcext:value-type="string">
            <text:p>['ap03', 'ap06', 'ap07', 'dh02', 'dh03', 'dh06', 'dh07', 'dh11']</text:p>
          </table:table-cell>
          <table:table-cell office:value-type="string" calcext:value-type="string">
            <text:p>['ap05', 'ap06', 'dh01', 'dh02', 'dh05', 'dh06', 'dh07', 'dh08']</text:p>
          </table:table-cell>
          <table:table-cell office:value-type="string" calcext:value-type="string">
            <text:p>['ap03', 'ap07', 'dh05', 'dh07', 'dh08', 'dh09', 'dh10', 'dh11']</text:p>
          </table:table-cell>
          <table:table-cell office:value-type="string" calcext:value-type="string">
            <text:p>['ap03', 'ap05', 'ap06', 'dh01', 'dh02', 'dh04', 'dh06', 'dh10']</text:p>
          </table:table-cell>
          <table:table-cell office:value-type="string" calcext:value-type="string">
            <text:p>['ap01', 'ap04', 'ap06', 'dh02', 'dh04', 'dh05', 'dh09', 'dh10']</text:p>
          </table:table-cell>
          <table:table-cell office:value-type="string" calcext:value-type="string">
            <text:p>['ap03', 'ap04', 'ap06', 'ap07', 'dh02', 'dh03', 'dh04', 'dh08'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'ap03', 'ap04', 'dh01', 'dh02', 'dh05', 'dh06', 'dh07', 'dh08', 'dh11']</text:p>
          </table:table-cell>
          <table:table-cell office:value-type="string" calcext:value-type="string">
            <text:p>['ap01', 'ap04', 'ap05', 'ap07', 'dh01', 'dh02', 'dh03', 'dh06', 'dh07']</text:p>
          </table:table-cell>
          <table:table-cell office:value-type="string" calcext:value-type="string">
            <text:p>['ap01', 'ap03', 'dh03', 'dh05', 'dh06', 'dh08', 'dh09', 'dh10', 'dh11']</text:p>
          </table:table-cell>
          <table:table-cell office:value-type="string" calcext:value-type="string">
            <text:p>['ap03', 'ap04', 'ap05', 'ap06', 'ap07', 'dh06', 'dh07', 'dh10', 'dh11']</text:p>
          </table:table-cell>
          <table:table-cell office:value-type="string" calcext:value-type="string">
            <text:p>['ap01', 'ap04', 'ap07', 'dh01', 'dh02', 'dh03', 'dh04', 'dh05', 'dh07']</text:p>
          </table:table-cell>
          <table:table-cell office:value-type="string" calcext:value-type="string">
            <text:p>['ap01', 'ap04', 'ap05', 'ap07', 'dh02', 'dh06', 'dh07', 'dh09', 'dh11']</text:p>
          </table:table-cell>
          <table:table-cell office:value-type="string" calcext:value-type="string">
            <text:p>['ap01', 'ap03', 'ap04', 'ap07', 'dh01', 'dh02', 'dh05', 'dh06', 'dh09']</text:p>
          </table:table-cell>
          <table:table-cell office:value-type="string" calcext:value-type="string">
            <text:p>['ap03', 'ap05', 'ap07', 'dh01', 'dh02', 'dh03', 'dh04', 'dh07', 'dh11']</text:p>
          </table:table-cell>
          <table:table-cell office:value-type="string" calcext:value-type="string">
            <text:p>['ap01', 'ap04', 'dh02', 'dh03', 'dh04', 'dh05', 'dh07', 'dh08', 'dh10']</text:p>
          </table:table-cell>
          <table:table-cell office:value-type="string" calcext:value-type="string">
            <text:p>['ap01', 'ap05', 'ap07', 'dh02', 'dh03', 'dh05', 'dh06', 'dh07', 'dh08'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'ap01', 'ap04', 'ap05', 'dh02', 'dh04', 'dh06', 'dh07', 'dh08', 'dh10', 'dh11']</text:p>
          </table:table-cell>
          <table:table-cell office:value-type="string" calcext:value-type="string">
            <text:p>['ap01', 'ap06', 'dh01', 'dh02', 'dh03', 'dh05', 'dh07', 'dh09', 'dh10', 'dh11']</text:p>
          </table:table-cell>
          <table:table-cell office:value-type="string" calcext:value-type="string">
            <text:p>['ap01', 'ap03', 'ap04', 'ap07', 'dh02', 'dh03', 'dh05', 'dh06', 'dh08', 'dh11']</text:p>
          </table:table-cell>
          <table:table-cell office:value-type="string" calcext:value-type="string">
            <text:p>['ap05', 'ap06', 'ap07', 'dh01', 'dh04', 'dh05', 'dh06', 'dh07', 'dh09', 'dh10']</text:p>
          </table:table-cell>
          <table:table-cell office:value-type="string" calcext:value-type="string">
            <text:p>['ap01', 'ap03', 'ap04', 'ap06', 'dh01', 'dh02', 'dh03', 'dh04', 'dh06', 'dh09']</text:p>
          </table:table-cell>
          <table:table-cell office:value-type="string" calcext:value-type="string">
            <text:p>['ap03', 'ap04', 'ap05', 'ap06', 'ap07', 'dh03', 'dh05', 'dh06', 'dh08', 'dh10']</text:p>
          </table:table-cell>
          <table:table-cell office:value-type="string" calcext:value-type="string">
            <text:p>['ap03', 'ap04', 'ap05', 'ap06', 'ap07', 'dh01', 'dh03', 'dh06', 'dh07', 'dh11']</text:p>
          </table:table-cell>
          <table:table-cell office:value-type="string" calcext:value-type="string">
            <text:p>['ap03', 'ap04', 'ap06', 'dh01', 'dh02', 'dh03', 'dh07', 'dh08', 'dh10', 'dh11']</text:p>
          </table:table-cell>
          <table:table-cell office:value-type="string" calcext:value-type="string">
            <text:p>['ap01', 'ap04', 'ap07', 'dh02', 'dh04', 'dh05', 'dh07', 'dh08', 'dh09', 'dh11']</text:p>
          </table:table-cell>
          <table:table-cell office:value-type="string" calcext:value-type="string">
            <text:p>['ap03', 'ap04', 'ap05', 'ap06', 'dh01', 'dh03', 'dh04', 'dh07', 'dh08', 'dh09'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'ap01', 'ap03', 'ap04', 'ap05', 'ap07', 'dh02', 'dh04', 'dh06', 'dh07', 'dh08', 'dh11']</text:p>
          </table:table-cell>
          <table:table-cell office:value-type="string" calcext:value-type="string">
            <text:p>['ap03', 'ap04', 'ap05', 'ap06', 'dh01', 'dh04', 'dh05', 'dh06', 'dh07', 'dh09', 'dh11']</text:p>
          </table:table-cell>
          <table:table-cell office:value-type="string" calcext:value-type="string">
            <text:p>['ap04', 'ap05', 'ap07', 'dh04', 'dh05', 'dh06', 'dh07', 'dh08', 'dh09', 'dh10', 'dh11']</text:p>
          </table:table-cell>
          <table:table-cell office:value-type="string" calcext:value-type="string">
            <text:p>['ap03', 'ap04', 'ap06', 'ap07', 'dh01', 'dh03', 'dh04', 'dh05', 'dh07', 'dh09', 'dh10']</text:p>
          </table:table-cell>
          <table:table-cell office:value-type="string" calcext:value-type="string">
            <text:p>['ap01', 'ap03', 'ap05', 'ap06', 'ap07', 'dh01', 'dh02', 'dh05', 'dh07', 'dh09', 'dh10']</text:p>
          </table:table-cell>
          <table:table-cell office:value-type="string" calcext:value-type="string">
            <text:p>['ap01', 'ap03', 'ap04', 'ap05', 'ap06', 'ap07', 'dh04', 'dh05', 'dh06', 'dh09', 'dh10']</text:p>
          </table:table-cell>
          <table:table-cell office:value-type="string" calcext:value-type="string">
            <text:p>['ap01', 'ap04', 'ap06', 'dh01', 'dh02', 'dh04', 'dh05', 'dh06', 'dh07', 'dh09', 'dh10']</text:p>
          </table:table-cell>
          <table:table-cell office:value-type="string" calcext:value-type="string">
            <text:p>['ap01', 'ap06', 'ap07', 'dh01', 'dh02', 'dh04', 'dh06', 'dh08', 'dh09', 'dh10', 'dh11']</text:p>
          </table:table-cell>
          <table:table-cell office:value-type="string" calcext:value-type="string">
            <text:p>['ap01', 'ap03', 'ap06', 'dh01', 'dh03', 'dh04', 'dh05', 'dh06', 'dh07', 'dh09', 'dh10']</text:p>
          </table:table-cell>
          <table:table-cell office:value-type="string" calcext:value-type="string">
            <text:p>['ap01', 'ap04', 'ap06', 'ap07', 'dh01', 'dh02', 'dh05', 'dh06', 'dh08', 'dh10', 'dh11'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'ap01', 'ap03', 'ap04', 'ap07', 'dh01', 'dh02', 'dh04', 'dh05', 'dh08', 'dh09', 'dh10', 'dh11']</text:p>
          </table:table-cell>
          <table:table-cell office:value-type="string" calcext:value-type="string">
            <text:p>['ap03', 'ap04', 'ap05', 'dh01', 'dh04', 'dh05', 'dh06', 'dh07', 'dh08', 'dh09', 'dh10', 'dh11']</text:p>
          </table:table-cell>
          <table:table-cell office:value-type="string" calcext:value-type="string">
            <text:p>['ap01', 'ap03', 'ap07', 'dh01', 'dh03', 'dh04', 'dh05', 'dh07', 'dh08', 'dh09', 'dh10', 'dh11']</text:p>
          </table:table-cell>
          <table:table-cell office:value-type="string" calcext:value-type="string">
            <text:p>['ap01', 'ap03', 'ap06', 'ap07', 'dh01', 'dh02', 'dh03', 'dh04', 'dh06', 'dh08', 'dh09', 'dh10']</text:p>
          </table:table-cell>
          <table:table-cell office:value-type="string" calcext:value-type="string">
            <text:p>['ap03', 'ap04', 'ap05', 'dh02', 'dh03', 'dh04', 'dh05', 'dh06', 'dh08', 'dh09', 'dh10', 'dh11']</text:p>
          </table:table-cell>
          <table:table-cell office:value-type="string" calcext:value-type="string">
            <text:p>['ap01', 'ap03', 'ap07', 'dh01', 'dh02', 'dh04', 'dh05', 'dh06', 'dh07', 'dh08', 'dh09', 'dh11']</text:p>
          </table:table-cell>
          <table:table-cell office:value-type="string" calcext:value-type="string">
            <text:p>['ap01', 'ap03', 'ap04', 'ap05', 'ap06', 'ap07', 'dh03', 'dh05', 'dh07', 'dh08', 'dh09', 'dh10']</text:p>
          </table:table-cell>
          <table:table-cell office:value-type="string" calcext:value-type="string">
            <text:p>['ap01', 'ap03', 'ap04', 'ap05', 'ap07', 'dh01', 'dh03', 'dh04', 'dh05', 'dh08', 'dh09', 'dh10']</text:p>
          </table:table-cell>
          <table:table-cell office:value-type="string" calcext:value-type="string">
            <text:p>['ap01', 'ap03', 'ap04', 'ap07', 'dh01', 'dh03', 'dh05', 'dh06', 'dh08', 'dh09', 'dh10', 'dh11']</text:p>
          </table:table-cell>
          <table:table-cell office:value-type="string" calcext:value-type="string">
            <text:p>['ap01', 'ap04', 'ap05', 'ap06', 'ap07', 'dh01', 'dh02', 'dh04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'ap01', 'ap04', 'ap07', 'dh01', 'dh02', 'dh03', 'dh04', 'dh05', 'dh06', 'dh07', 'dh08', 'dh09', 'dh11']</text:p>
          </table:table-cell>
          <table:table-cell office:value-type="string" calcext:value-type="string">
            <text:p>['ap01', 'ap03', 'ap04', 'ap06', 'dh01', 'dh02', 'dh03', 'dh04', 'dh07', 'dh08', 'dh09', 'dh10', 'dh11']</text:p>
          </table:table-cell>
          <table:table-cell office:value-type="string" calcext:value-type="string">
            <text:p>['ap01', 'ap04', 'ap05', 'ap06', 'ap07', 'dh01', 'dh03', 'dh04', 'dh05', 'dh07', 'dh08', 'dh09', 'dh10']</text:p>
          </table:table-cell>
          <table:table-cell office:value-type="string" calcext:value-type="string">
            <text:p>['ap03', 'ap04', 'ap05', 'ap06', 'ap07', 'dh02', 'dh04', 'dh06', 'dh07', 'dh08', 'dh09', 'dh10', 'dh11']</text:p>
          </table:table-cell>
          <table:table-cell office:value-type="string" calcext:value-type="string">
            <text:p>['ap01', 'ap03', 'ap04', 'ap06', 'dh01', 'dh02', 'dh05', 'dh06', 'dh07', 'dh08', 'dh09', 'dh10', 'dh11']</text:p>
          </table:table-cell>
          <table:table-cell office:value-type="string" calcext:value-type="string">
            <text:p>['ap01', 'ap03', 'ap04', 'ap05', 'ap07', 'dh02', 'dh03', 'dh04', 'dh05', 'dh06', 'dh07', 'dh08', 'dh09']</text:p>
          </table:table-cell>
          <table:table-cell office:value-type="string" calcext:value-type="string">
            <text:p>['ap01', 'ap03', 'ap04', 'ap05', 'dh02', 'dh03', 'dh05', 'dh06', 'dh07', 'dh08', 'dh09', 'dh10', 'dh11']</text:p>
          </table:table-cell>
          <table:table-cell office:value-type="string" calcext:value-type="string">
            <text:p>['ap03', 'ap04', 'ap05', 'ap06', 'ap07', 'dh01', 'dh02', 'dh05', 'dh06', 'dh07', 'dh08', 'dh09', 'dh10']</text:p>
          </table:table-cell>
          <table:table-cell office:value-type="string" calcext:value-type="string">
            <text:p>['ap01', 'ap03', 'ap05', 'ap06', 'ap07', 'dh03', 'dh04', 'dh05', 'dh07', 'dh08', 'dh09', 'dh10', 'dh11']</text:p>
          </table:table-cell>
          <table:table-cell office:value-type="string" calcext:value-type="string">
            <text:p>['ap03', 'ap06', 'ap07', 'dh01', 'dh02', 'dh04', 'dh05', 'dh06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'ap01', 'ap03', 'ap04', 'ap05', 'ap06', 'ap07', 'dh01', 'dh03', 'dh04', 'dh05', 'dh07', 'dh08', 'dh09', 'dh10']</text:p>
          </table:table-cell>
          <table:table-cell office:value-type="string" calcext:value-type="string">
            <text:p>['ap01', 'ap03', 'ap04', 'ap05', 'ap06', 'ap07', 'dh01', 'dh03', 'dh06', 'dh07', 'dh08', 'dh09', 'dh10', 'dh11']</text:p>
          </table:table-cell>
          <table:table-cell office:value-type="string" calcext:value-type="string">
            <text:p>['ap03', 'ap04', 'ap05', 'ap06', 'ap07', 'dh02', 'dh04', 'dh05', 'dh06', 'dh07', 'dh08', 'dh09', 'dh10', 'dh11']</text:p>
          </table:table-cell>
          <table:table-cell office:value-type="string" calcext:value-type="string">
            <text:p>['ap01', 'ap03', 'ap04', 'ap05', 'ap07', 'dh02', 'dh03', 'dh04', 'dh05', 'dh06', 'dh07', 'dh08', 'dh09', 'dh11']</text:p>
          </table:table-cell>
          <table:table-cell office:value-type="string" calcext:value-type="string">
            <text:p>['ap01', 'ap04', 'ap05', 'ap06', 'ap07', 'dh01', 'dh02', 'dh03', 'dh04', 'dh07', 'dh08', 'dh09', 'dh10', 'dh11']</text:p>
          </table:table-cell>
          <table:table-cell office:value-type="string" calcext:value-type="string">
            <text:p>['ap01', 'ap03', 'ap04', 'ap05', 'ap06', 'dh01', 'dh02', 'dh04', 'dh06', 'dh07', 'dh08', 'dh09', 'dh10', 'dh11']</text:p>
          </table:table-cell>
          <table:table-cell office:value-type="string" calcext:value-type="string">
            <text:p>['ap01', 'ap03', 'ap05', 'dh01', 'dh02', 'dh03', 'dh04', 'dh05', 'dh06', 'dh07', 'dh08', 'dh09', 'dh10', 'dh11']</text:p>
          </table:table-cell>
          <table:table-cell office:value-type="string" calcext:value-type="string">
            <text:p>['ap01', 'ap03', 'ap04', 'ap05', 'ap07', 'dh01', 'dh02', 'dh04', 'dh05', 'dh06', 'dh07', 'dh09', 'dh10', 'dh11']</text:p>
          </table:table-cell>
          <table:table-cell office:value-type="string" calcext:value-type="string">
            <text:p>['ap01', 'ap03', 'ap04', 'ap05', 'ap06', 'ap07', 'dh01', 'dh03', 'dh04', 'dh06', 'dh07', 'dh08', 'dh09', 'dh10']</text:p>
          </table:table-cell>
          <table:table-cell office:value-type="string" calcext:value-type="string">
            <text:p>['ap03', 'ap05', 'ap06', 'dh01', 'dh02', 'dh03', 'dh04', 'dh05', 'dh06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'ap01', 'ap03', 'ap04', 'ap05', 'ap06', 'dh01', 'dh03', 'dh04', 'dh05', 'dh06', 'dh07', 'dh08', 'dh09', 'dh10', 'dh11']</text:p>
          </table:table-cell>
          <table:table-cell office:value-type="string" calcext:value-type="string">
            <text:p>['ap03', 'ap04', 'ap05', 'ap06', 'ap07', 'dh01', 'dh03', 'dh04', 'dh05', 'dh06', 'dh07', 'dh08', 'dh09', 'dh10', 'dh11']</text:p>
          </table:table-cell>
          <table:table-cell office:value-type="string" calcext:value-type="string">
            <text:p>['ap03', 'ap04', 'ap05', 'ap06', 'ap07', 'dh01', 'dh02', 'dh03', 'dh04', 'dh05', 'dh06', 'dh07', 'dh08', 'dh10', 'dh11']</text:p>
          </table:table-cell>
          <table:table-cell office:value-type="string" calcext:value-type="string">
            <text:p>['ap01', 'ap03', 'ap04', 'ap05', 'ap06', 'ap07', 'dh01', 'dh02', 'dh03', 'dh05', 'dh06', 'dh08', 'dh09', 'dh10', 'dh11']</text:p>
          </table:table-cell>
          <table:table-cell office:value-type="string" calcext:value-type="string">
            <text:p>['ap01', 'ap03', 'ap05', 'ap06', 'ap07', 'dh01', 'dh02', 'dh03', 'dh04', 'dh05', 'dh06', 'dh07', 'dh08', 'dh10', 'dh11']</text:p>
          </table:table-cell>
          <table:table-cell office:value-type="string" calcext:value-type="string">
            <text:p>['ap01', 'ap03', 'ap04', 'ap05', 'ap06', 'dh01', 'dh02', 'dh03', 'dh04', 'dh05', 'dh07', 'dh08', 'dh09', 'dh10', 'dh11']</text:p>
          </table:table-cell>
          <table:table-cell office:value-type="string" calcext:value-type="string">
            <text:p>['ap01', 'ap03', 'ap04', 'ap05', 'ap07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5', 'dh06', 'dh07', 'dh08', 'dh09', 'dh10']</text:p>
          </table:table-cell>
          <table:table-cell office:value-type="string" calcext:value-type="string">
            <text:p>['ap01', 'ap03', 'ap04', 'ap05', 'ap06', 'ap07', 'dh01', 'dh02', 'dh03', 'dh04', 'dh05', 'dh06', 'dh08', 'dh10', 'dh11']</text:p>
          </table:table-cell>
          <table:table-cell office:value-type="string" calcext:value-type="string">
            <text:p>['ap01', 'ap04', 'ap05', 'ap06', 'dh01', 'dh02', 'dh03', 'dh04', 'dh05', 'dh06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'ap01', 'ap03', 'ap04', 'ap05', 'ap06', 'ap07', 'dh01', 'dh02', 'dh03', 'dh04', 'dh05', 'dh07', 'dh08', 'dh09', 'dh10', 'dh11']</text:p>
          </table:table-cell>
          <table:table-cell office:value-type="string" calcext:value-type="string">
            <text:p>['ap01', 'ap03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09', 'dh11']</text:p>
          </table:table-cell>
          <table:table-cell office:value-type="string" calcext:value-type="string">
            <text:p>['ap01', 'ap03', 'ap04', 'ap05', 'ap06', 'ap07', 'dh01', 'dh02', 'dh03', 'dh04', 'dh05', 'dh06', 'dh07', 'dh08', 'dh09', 'dh10']</text:p>
          </table:table-cell>
          <table:table-cell office:value-type="string" calcext:value-type="string">
            <text:p>['ap01', 'ap03', 'ap04', 'ap05', 'ap06', 'ap07', 'dh01', 'dh02', 'dh03', 'dh04', 'dh05', 'dh07', 'dh08', 'dh09', 'dh10', 'dh11']</text:p>
          </table:table-cell>
          <table:table-cell office:value-type="string" calcext:value-type="string">
            <text:p>['ap01', 'ap03', 'ap04', 'ap05', 'ap06', 'ap07', 'dh02', 'dh03', 'dh04', 'dh05', 'dh06', 'dh07', 'dh08', 'dh09', 'dh10', 'dh11']</text:p>
          </table:table-cell>
          <table:table-cell office:value-type="string" calcext:value-type="string">
            <text:p>['ap01', 'ap03', 'ap04', 'ap05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9', 'dh10', 'dh11']</text:p>
          </table:table-cell>
          <table:table-cell office:value-type="string" calcext:value-type="string">
            <text:p>['ap01', 'ap03', 'ap04', 'ap05', 'ap06', 'ap07', 'dh01', 'dh03', 'dh04', 'dh05', 'dh06', 'dh07', 'dh08', 'dh09', 'dh10', 'dh11']</text:p>
          </table:table-cell>
          <table:table-cell office:value-type="string" calcext:value-type="string">
            <text:p>['ap01', 'ap04', 'ap05', 'ap06', 'ap07', 'dh01', 'dh02', 'dh03', 'dh04', 'dh05', 'dh06', 'dh07', 'dh08', 'dh09', 'dh10', 'dh11'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ill_5f_per_5f_horizon" style:display-name="PageStyle_skill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5f_mean" style:display-name="PageStyle_skill_me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se_5f_per_5f_horizon" style:display-name="PageStyle_rmse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luded" style:display-name="PageStyle_exclu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4-14T13:27:50</meta:creation-date>
    <dc:date>2020-04-14T13:27:50</dc:date>
    <meta:generator>LibreOffice/6.0.7.3$Linux_X86_64 LibreOffice_project/00m0$Build-3</meta:generator>
    <meta:document-statistic meta:table-count="4" meta:cell-count="850" meta:object-count="0"/>
    <meta:user-defined meta:name="AppVersion">3.0</meta:user-defined>
  </office:meta>
</office:document-meta>
</file>